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da647" draw:opacity="80%" draw:textarea-horizontal-align="center" draw:textarea-vertical-align="middle" draw:shadow-offset-x="0.305cm" draw:shadow-offset-y="0.305cm" draw:shadow-opacity="80%"/>
    </style:style>
    <style:style style:name="gr2" style:family="graphic" style:parent-style-name="standard">
      <style:graphic-properties draw:stroke="none" draw:fill-color="#ff6633" draw:opacity="80%" draw:textarea-horizontal-align="center" draw:textarea-vertical-align="middle" draw:shadow-offset-x="0.305cm" draw:shadow-offset-y="0.305cm" draw:shadow-opacity="8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9966cc" draw:opacity="80%" draw:textarea-horizontal-align="center" draw:textarea-vertical-align="middle" draw:shadow-offset-x="0.305cm" draw:shadow-offset-y="0.305cm" draw:shadow-opacity="80%"/>
    </style:style>
    <style:style style:name="gr5" style:family="graphic" style:parent-style-name="standard">
      <style:graphic-properties draw:stroke="none" draw:fill-color="#47b8b8" draw:opacity="80%" draw:textarea-horizontal-align="justify" draw:textarea-vertical-align="middle" draw:auto-grow-height="false" draw:shadow-opacity="8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cm" fo:min-width="1.387cm"/>
    </style:style>
    <style:style style:name="gr7" style:family="graphic" style:parent-style-name="standard">
      <style:graphic-properties draw:stroke="none" draw:fill-color="#ff8080" draw:opacity="80%" draw:textarea-horizontal-align="justify" draw:textarea-vertical-align="middle" draw:auto-grow-height="false" draw:shadow-opacity="8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1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bottom" fo:padding-left="0.254cm" fo:padding-right="0.254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ole-draw-aspect="1" style:protect="size"/>
    </style:style>
    <style:style style:name="gr17" style:family="graphic" style:parent-style-name="standard">
      <style:graphic-properties draw:fill="solid" draw:fill-color="#cccccc" draw:textarea-horizontal-align="left" draw:textarea-vertical-align="top" draw:auto-grow-height="false"/>
    </style:style>
    <style:style style:name="gr18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0" style:family="graphic" style:parent-style-name="standard">
      <style:graphic-properties draw:fill-color="#e6e64c" draw:textarea-horizontal-align="justify" draw:textarea-vertical-align="top" draw:auto-grow-height="false"/>
    </style:style>
    <style:style style:name="gr21" style:family="graphic" style:parent-style-name="standard">
      <style:graphic-properties draw:fill="solid" draw:fill-color="#b3b3b3" draw:textarea-horizontal-align="left" draw:textarea-vertical-align="top" draw:auto-grow-height="false"/>
    </style:style>
    <style:style style:name="gr22" style:family="graphic" style:parent-style-name="standard">
      <style:graphic-properties draw:fill-color="#b3b3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4" style:family="graphic" style:parent-style-name="standard">
      <style:graphic-properties draw:fill-color="#b3b300" draw:textarea-horizontal-align="justify" draw:textarea-vertical-align="top" draw:auto-grow-height="false"/>
    </style:style>
    <style:style style:name="gr2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c8526" draw:textarea-horizontal-align="left" draw:textarea-vertical-align="top" draw:auto-grow-height="false" fo:wrap-option="no-wrap"/>
    </style:style>
    <style:style style:name="gr28" style:family="graphic" style:parent-style-name="standard">
      <style:graphic-properties draw:fill="solid" draw:fill-color="#7da647" draw:textarea-horizontal-align="justify" draw:textarea-vertical-align="middle" draw:auto-grow-height="false" fo:wrap-option="no-wrap"/>
    </style:style>
    <style:style style:name="gr2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21.719cm" draw:shadow-opacity="80%"/>
    </style:style>
    <style:style style:name="gr31" style:family="graphic" style:parent-style-name="standard">
      <style:graphic-properties draw:fill="solid" draw:fill-color="#999999" draw:textarea-horizontal-align="left" draw:textarea-vertical-align="top" draw:auto-grow-height="false"/>
    </style:style>
    <style:style style:name="gr32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33" style:family="graphic" style:parent-style-name="standard">
      <style:graphic-properties draw:fill-color="#94bd5e" draw:textarea-horizontal-align="justify" draw:textarea-vertical-align="middle" draw:auto-grow-height="false" fo:wrap-option="no-wrap"/>
    </style:style>
    <style:style style:name="gr34" style:family="graphic" style:parent-style-name="standard">
      <style:graphic-properties draw:fill="solid" draw:fill-color="#666666" draw:textarea-horizontal-align="left" draw:textarea-vertical-align="top" draw:auto-grow-height="false"/>
    </style:style>
    <style:style style:name="gr35" style:family="graphic" style:parent-style-name="standard">
      <style:graphic-properties draw:fill="solid" draw:fill-color="#5c8526" draw:textarea-horizontal-align="justify" draw:textarea-vertical-align="middle" draw:auto-grow-height="false" fo:wrap-option="no-wrap"/>
    </style:style>
    <style:style style:name="gr36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8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color="#ff0000" fo:font-size="18pt" style:font-size-asian="12pt" style:font-size-complex="12pt"/>
    </style:style>
    <style:style style:name="P6" style:family="paragraph">
      <style:paragraph-properties fo:text-align="center"/>
      <style:text-properties fo:color="#ff0000" fo:font-size="18pt" style:font-size-asian="16pt" style:font-size-complex="16pt"/>
    </style:style>
    <style:style style:name="P7" style:family="paragraph">
      <style:paragraph-properties fo:text-align="center"/>
      <style:text-properties fo:color="#ff0000"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6pt" style:font-size-asian="18pt" style:font-size-complex="18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6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16pt" fo:font-style="italic" style:font-size-asian="18pt" style:font-style-asian="italic" style:font-size-complex="18pt" style:font-style-complex="italic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ff0000" fo:font-size="16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  <style:text-properties fo:color="#ff0000" fo:font-size="12pt" style:font-size-asian="12pt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8pt" style:font-size-asian="12pt" style:font-size-complex="12pt"/>
    </style:style>
    <style:style style:name="T3" style:family="text">
      <style:text-properties fo:color="#ff0000" fo:font-size="18pt" style:font-size-asian="12pt" style:font-size-complex="12pt"/>
    </style:style>
    <style:style style:name="T4" style:family="text">
      <style:text-properties fo:color="#ff0000" fo:font-size="18pt" style:font-size-asian="16pt" style:font-size-complex="16pt"/>
    </style:style>
    <style:style style:name="T5" style:family="text">
      <style:text-properties fo:font-size="16pt" fo:font-weight="bold" style:font-size-asian="18pt" style:font-weight-asian="bold" style:font-size-complex="18pt" style:font-weight-complex="bold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8pt"/>
    </style:style>
    <style:style style:name="T14" style:family="text">
      <style:text-properties fo:font-size="16pt" fo:font-style="italic" style:font-size-asian="18pt" style:font-style-asian="italic" style:font-size-complex="18pt" style:font-style-complex="italic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color="#ff0000" fo:font-size="16pt" fo:font-weight="bold" style:font-size-asian="18pt" style:font-weight-asian="bold" style:font-size-complex="18pt" style:font-weight-complex="bold"/>
    </style:style>
    <style:style style:name="T24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polygon draw:style-name="gr1" draw:text-style-name="P1" draw:layer="layout" svg:width="11.269cm" svg:height="11.429cm" svg:x="6.806cm" svg:y="5.285cm" svg:viewBox="0 0 11270 11430" draw:points="1745,0 0,2291 0,6151 4285,11430 9744,11430 11270,9726 11270,4445 7460,0">
            <text:p/>
          </draw:polygon>
          <draw:g>
            <draw:path draw:style-name="gr2" draw:text-style-name="P1" draw:layer="layout" svg:width="6.727cm" svg:height="9.524cm" svg:x="15.931cm" svg:y="4.65cm" svg:viewBox="0 0 6728 9525" svg:d="m5778 10c1447-10 810 2457 810 2457l-4887 4373v2685h-1701v-3574l4552-4051 31-1900z">
              <text:p/>
            </draw:path>
            <draw:frame draw:style-name="gr3" draw:text-style-name="P2" draw:layer="layout" svg:width="1.848cm" svg:height="0.725cm" svg:x="20.514cm" svg:y="4.65cm">
              <draw:text-box>
                <text:p><text:span text:style-name="T1">spatial</text:span></text:p>
              </draw:text-box>
            </draw:frame>
          </draw:g>
          <draw:g>
            <draw:path draw:style-name="gr4" draw:text-style-name="P1" draw:layer="layout" svg:width="14.679cm" svg:height="12.064cm" svg:x="5.834cm" svg:y="4.65cm" svg:viewBox="0 0 14680 12065" svg:d="m14147 0c635 0 648 1711 324 2089l-4769 4261v5715h-1905v-6350l4445-3869v-1211h-9525l-1745 2291-972-837v-2089z">
              <text:p/>
            </draw:path>
            <draw:frame draw:style-name="gr3" draw:text-style-name="P2" draw:layer="layout" svg:width="2.344cm" svg:height="0.725cm" svg:x="5.834cm" svg:y="4.65cm">
              <draw:text-box>
                <text:p><text:span text:style-name="T1">symbolic</text:span></text:p>
              </draw:text-box>
            </draw:frame>
          </draw:g>
          <draw:g>
            <draw:custom-shape draw:style-name="gr5" draw:text-style-name="P1" draw:layer="layout" svg:width="6.35cm" svg:height="2.244cm" svg:x="9.186cm" svg:y="12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.534cm" svg:height="0.725cm" draw:transform="rotate (1.5707963267946) translate (9.186cm 14.433cm)">
              <draw:text-box>
                <text:p><text:span text:style-name="T1">resource</text:span></text:p>
              </draw:text-box>
            </draw:frame>
          </draw:g>
          <draw:g>
            <draw:custom-shape draw:style-name="gr7" draw:text-style-name="P1" draw:layer="layout" svg:width="6.35cm" svg:height="2.282cm" svg:x="9.186cm" svg:y="14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2" draw:layer="layout" svg:width="2.437cm" svg:height="0.725cm" draw:transform="rotate (1.5707963267946) translate (9.186cm 16.715cm)">
              <draw:text-box>
                <text:p><text:span text:style-name="T1">causal</text:span></text:p>
              </draw:text-box>
            </draw:frame>
          </draw:g>
          <draw:custom-shape draw:style-name="gr9" draw:text-style-name="P3" xml:id="id2" draw:id="id2" draw:layer="layout" svg:width="1.129cm" svg:height="1.129cm" svg:x="12.855cm" svg:y="5.92cm">
            <text:p text:style-name="P1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" draw:id="id1" draw:layer="layout" svg:width="1.129cm" svg:height="1.129cm" svg:x="13.984cm" svg:y="8.178cm">
            <text:p text:style-name="P1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3" draw:id="id3" draw:layer="layout" svg:width="1.129cm" svg:height="1.128cm" svg:x="13.984cm" svg:y="10.436cm">
            <text:p text:style-name="P1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4" draw:id="id4" draw:layer="layout" svg:width="1.129cm" svg:height="1.129cm" svg:x="11.726cm" svg:y="8.178cm">
            <text:p text:style-name="P1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3" draw:id="id13" draw:layer="layout" svg:width="1.128cm" svg:height="1.129cm" svg:x="18.711cm" svg:y="5.92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8.178cm" svg:x2="13.819cm" svg:y2="6.884cm" draw:start-shape="id1" draw:start-glue-point="4" draw:end-shape="id2" draw:end-glue-point="9" svg:d="m14548 8178-729-1294">
            <text:p/>
          </draw:connector>
          <draw:connector draw:style-name="gr10" draw:text-style-name="P4" draw:layer="layout" draw:type="line" svg:x1="14.548cm" svg:y1="10.436cm" svg:x2="14.548cm" svg:y2="9.307cm" draw:start-shape="id3" draw:start-glue-point="4" draw:end-shape="id1" draw:end-glue-point="8" svg:d="m14548 10436v-1129">
            <text:p/>
          </draw:connector>
          <draw:connector draw:style-name="gr10" draw:text-style-name="P4" draw:layer="layout" draw:type="line" svg:x1="12.29cm" svg:y1="8.178cm" svg:x2="13.02cm" svg:y2="6.884cm" draw:start-shape="id4" draw:start-glue-point="4" draw:end-shape="id2" draw:end-glue-point="7" svg:d="m12290 8178 730-1294">
            <text:p/>
          </draw:connector>
          <draw:custom-shape draw:style-name="gr9" draw:text-style-name="P3" xml:id="id5" draw:id="id5" draw:layer="layout" svg:width="1.129cm" svg:height="1.128cm" svg:x="11.726cm" svg:y="10.436cm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2.29cm" svg:y1="10.436cm" svg:x2="12.29cm" svg:y2="9.307cm" draw:start-shape="id5" draw:start-glue-point="4" draw:end-shape="id4" draw:end-glue-point="8" svg:d="m12290 10436v-1129">
            <text:p/>
          </draw:connector>
          <draw:custom-shape draw:style-name="gr9" draw:text-style-name="P3" xml:id="id6" draw:id="id6" draw:layer="layout" svg:width="1.129cm" svg:height="1.129cm" svg:x="13.984cm" svg:y="12.693cm">
            <text:p text:style-name="P1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12.693cm" svg:x2="14.548cm" svg:y2="11.564cm" draw:start-shape="id6" draw:start-glue-point="4" draw:end-shape="id3" draw:end-glue-point="8" svg:d="m14548 12693v-1129">
            <text:p/>
          </draw:connector>
          <draw:custom-shape draw:style-name="gr9" draw:text-style-name="P3" xml:id="id16" draw:id="id16" draw:layer="layout" svg:width="1.128cm" svg:height="1.129cm" svg:x="16.242cm" svg:y="12.693cm">
            <text:p text:style-name="P1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7" draw:id="id7" draw:layer="layout" svg:width="1.129cm" svg:height="1.129cm" svg:x="13.984cm" svg:y="14.951cm">
            <text:p text:style-name="P1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14.951cm" svg:x2="14.548cm" svg:y2="13.822cm" draw:start-shape="id7" draw:start-glue-point="4" draw:end-shape="id6" draw:end-glue-point="8" svg:d="m14548 14951v-1129">
            <text:p/>
          </draw:connector>
          <draw:custom-shape draw:style-name="gr9" draw:text-style-name="P3" xml:id="id9" draw:id="id9" draw:layer="layout" svg:width="1.129cm" svg:height="1.129cm" svg:x="6.081cm" svg:y="5.92cm">
            <text:p text:style-name="P1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8" draw:id="id8" draw:layer="layout" svg:width="1.129cm" svg:height="1.129cm" svg:x="7.21cm" svg:y="8.178cm">
            <text:p text:style-name="P1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0" draw:id="id10" draw:layer="layout" svg:width="1.129cm" svg:height="1.129cm" svg:x="8.339cm" svg:y="5.92cm">
            <text:p text:style-name="P1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7.774cm" svg:y1="8.178cm" svg:x2="7.045cm" svg:y2="6.884cm" draw:start-shape="id8" draw:start-glue-point="4" draw:end-shape="id9" draw:end-glue-point="9" svg:d="m7774 8178-729-1294">
            <text:p/>
          </draw:connector>
          <draw:connector draw:style-name="gr10" draw:text-style-name="P4" draw:layer="layout" draw:type="line" svg:x1="7.774cm" svg:y1="8.178cm" svg:x2="8.504cm" svg:y2="6.884cm" draw:start-shape="id8" draw:start-glue-point="4" draw:end-shape="id10" draw:end-glue-point="7" svg:d="m7774 8178 730-1294">
            <text:p/>
          </draw:connector>
          <draw:custom-shape draw:style-name="gr9" draw:text-style-name="P5" xml:id="id11" draw:id="id11" draw:layer="layout" svg:width="1.129cm" svg:height="1.128cm" svg:x="7.21cm" svg:y="10.436cm">
            <text:p text:style-name="P1"><text:span text:style-name="T3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7.774cm" svg:y1="10.436cm" svg:x2="7.774cm" svg:y2="9.307cm" draw:start-shape="id11" draw:start-glue-point="4" draw:end-shape="id8" draw:end-glue-point="8" svg:d="m7774 10436v-1129">
            <text:p/>
          </draw:connector>
          <draw:custom-shape draw:style-name="gr9" draw:text-style-name="P6" xml:id="id12" draw:id="id12" draw:layer="layout" svg:width="1.129cm" svg:height="1.129cm" svg:x="10.597cm" svg:y="5.92cm">
            <text:p text:style-name="P1"><text:span text:style-name="T4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7" draw:layer="layout" draw:type="line" svg:x1="8.174cm" svg:y1="10.601cm" svg:x2="10.762cm" svg:y2="6.884cm" draw:start-shape="id11" draw:start-glue-point="11" draw:end-shape="id12" draw:end-glue-point="7" svg:d="m8174 10601 2588-3717">
            <text:p/>
          </draw:connector>
          <draw:connector draw:style-name="gr10" draw:text-style-name="P4" draw:layer="layout" draw:type="line" svg:x1="14.948cm" svg:y1="10.601cm" svg:x2="18.876cm" svg:y2="6.884cm" draw:start-shape="id3" draw:start-glue-point="11" draw:end-shape="id13" draw:end-glue-point="7" svg:d="m14948 10601 3928-3717">
            <text:p/>
          </draw:connector>
          <draw:custom-shape draw:style-name="gr9" draw:text-style-name="P3" xml:id="id15" draw:id="id15" draw:layer="layout" svg:width="1.128cm" svg:height="1.129cm" svg:x="21.251cm" svg:y="5.92cm">
            <text:p text:style-name="P1"><text:span text:style-name="T2">8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4" draw:id="id14" draw:layer="layout" svg:width="1.128cm" svg:height="1.129cm" svg:x="16.242cm" svg:y="10.435cm">
            <text:p text:style-name="P1"><text:span text:style-name="T2">8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6.407cm" svg:y1="10.6cm" svg:x2="14.948cm" svg:y2="9.142cm" draw:start-shape="id14" draw:start-glue-point="5" draw:end-shape="id1" draw:end-glue-point="9" svg:d="m16407 10600-1459-1458">
            <text:p/>
          </draw:connector>
          <draw:connector draw:style-name="gr10" draw:text-style-name="P4" draw:layer="layout" draw:type="line" svg:x1="17.205cm" svg:y1="10.6cm" svg:x2="21.416cm" svg:y2="6.884cm" draw:start-shape="id14" draw:start-glue-point="11" draw:end-shape="id15" draw:end-glue-point="7" svg:d="m17205 10600 4211-3716">
            <text:p/>
          </draw:connector>
          <draw:connector draw:style-name="gr10" draw:text-style-name="P4" draw:layer="layout" draw:type="line" svg:x1="16.806cm" svg:y1="12.693cm" svg:x2="16.806cm" svg:y2="11.564cm" draw:start-shape="id16" draw:start-glue-point="4" draw:end-shape="id14" draw:end-glue-point="8" svg:d="m16806 12693v-1129">
            <text:p/>
          </draw:connector>
          <draw:frame draw:style-name="gr3" draw:text-style-name="P2" draw:layer="layout" svg:width="2.293cm" svg:height="0.725cm" svg:x="9.186cm" svg:y="9.73cm">
            <draw:text-box>
              <text:p><text:span text:style-name="T1">temporal</text:span></text:p>
            </draw:text-box>
          </draw:frame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9" draw:text-style-name="P3" xml:id="id17" draw:id="id17" draw:layer="layout" svg:width="1.129cm" svg:height="1.129cm" svg:x="11.726cm" svg:y="8.178cm">
            <text:p text:style-name="P1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9" draw:id="id19" draw:layer="layout" svg:width="1.129cm" svg:height="1.128cm" svg:x="11.726cm" svg:y="10.436cm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20" draw:id="id20" draw:layer="layout" svg:width="1.129cm" svg:height="1.129cm" svg:x="13.984cm" svg:y="12.693cm">
            <text:p text:style-name="P1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30" draw:id="id30" draw:layer="layout" svg:width="1.128cm" svg:height="1.129cm" svg:x="16.242cm" svg:y="12.693cm">
            <text:p text:style-name="P1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22" draw:id="id22" draw:layer="layout" svg:width="1.129cm" svg:height="1.129cm" svg:x="13.984cm" svg:y="14.951cm">
            <text:p text:style-name="P1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24" draw:id="id24" draw:layer="layout" svg:width="1.129cm" svg:height="1.129cm" svg:x="6.081cm" svg:y="5.92cm">
            <text:p text:style-name="P1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23" draw:id="id23" draw:layer="layout" svg:width="1.129cm" svg:height="1.129cm" svg:x="7.21cm" svg:y="8.178cm">
            <text:p text:style-name="P1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25" draw:id="id25" draw:layer="layout" svg:width="1.129cm" svg:height="1.129cm" svg:x="8.339cm" svg:y="5.92cm">
            <text:p text:style-name="P1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xml:id="id26" draw:id="id26" draw:layer="layout" svg:width="1.129cm" svg:height="1.128cm" svg:x="7.21cm" svg:y="10.436cm">
            <text:p text:style-name="P1"><text:span text:style-name="T3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xml:id="id27" draw:id="id27" draw:layer="layout" svg:width="1.129cm" svg:height="1.129cm" svg:x="10.597cm" svg:y="5.92cm">
            <text:p text:style-name="P1"><text:span text:style-name="T4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29" draw:id="id29" draw:layer="layout" svg:width="1.128cm" svg:height="1.129cm" svg:x="21.251cm" svg:y="5.92cm">
            <text:p text:style-name="P1"><text:span text:style-name="T2">8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28" draw:id="id28" draw:layer="layout" svg:width="1.128cm" svg:height="1.129cm" svg:x="16.242cm" svg:y="10.435cm">
            <text:p text:style-name="P1"><text:span text:style-name="T2">8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2.29cm" svg:y1="8.178cm" svg:x2="13.02cm" svg:y2="6.884cm" draw:start-shape="id17" draw:start-glue-point="4" draw:end-shape="id18" draw:end-glue-point="7" svg:d="m12290 8178 730-1294">
            <text:p/>
          </draw:connector>
          <draw:connector draw:style-name="gr10" draw:text-style-name="P4" draw:layer="layout" draw:type="line" svg:x1="12.29cm" svg:y1="10.436cm" svg:x2="12.29cm" svg:y2="9.307cm" draw:start-shape="id19" draw:start-glue-point="4" draw:end-shape="id17" draw:end-glue-point="8" svg:d="m12290 10436v-1129">
            <text:p/>
          </draw:connector>
          <draw:connector draw:style-name="gr10" draw:text-style-name="P4" draw:layer="layout" draw:type="line" svg:x1="14.548cm" svg:y1="12.693cm" svg:x2="14.548cm" svg:y2="11.564cm" draw:start-shape="id20" draw:start-glue-point="4" draw:end-shape="id21" draw:end-glue-point="8" svg:d="m14548 12693v-1129">
            <text:p/>
          </draw:connector>
          <draw:connector draw:style-name="gr10" draw:text-style-name="P4" draw:layer="layout" draw:type="line" svg:x1="14.548cm" svg:y1="14.951cm" svg:x2="14.548cm" svg:y2="13.822cm" draw:start-shape="id22" draw:start-glue-point="4" draw:end-shape="id20" draw:end-glue-point="8" svg:d="m14548 14951v-1129">
            <text:p/>
          </draw:connector>
          <draw:connector draw:style-name="gr10" draw:text-style-name="P4" draw:layer="layout" draw:type="line" svg:x1="7.774cm" svg:y1="8.178cm" svg:x2="7.045cm" svg:y2="6.884cm" draw:start-shape="id23" draw:start-glue-point="4" draw:end-shape="id24" draw:end-glue-point="9" svg:d="m7774 8178-729-1294">
            <text:p/>
          </draw:connector>
          <draw:connector draw:style-name="gr10" draw:text-style-name="P4" draw:layer="layout" draw:type="line" svg:x1="7.774cm" svg:y1="8.178cm" svg:x2="8.504cm" svg:y2="6.884cm" draw:start-shape="id23" draw:start-glue-point="4" draw:end-shape="id25" draw:end-glue-point="7" svg:d="m7774 8178 730-1294">
            <text:p/>
          </draw:connector>
          <draw:connector draw:style-name="gr11" draw:text-style-name="P7" draw:layer="layout" draw:type="line" svg:x1="8.174cm" svg:y1="10.601cm" svg:x2="10.762cm" svg:y2="6.884cm" draw:start-shape="id26" draw:start-glue-point="11" draw:end-shape="id27" draw:end-glue-point="7" svg:d="m8174 10601 2588-3717">
            <text:p/>
          </draw:connector>
          <draw:connector draw:style-name="gr10" draw:text-style-name="P4" draw:layer="layout" draw:type="line" svg:x1="17.205cm" svg:y1="10.6cm" svg:x2="21.416cm" svg:y2="6.884cm" draw:start-shape="id28" draw:start-glue-point="11" draw:end-shape="id29" draw:end-glue-point="7" svg:d="m17205 10600 4211-3716">
            <text:p/>
          </draw:connector>
          <draw:connector draw:style-name="gr10" draw:text-style-name="P4" draw:layer="layout" draw:type="line" svg:x1="16.806cm" svg:y1="12.693cm" svg:x2="16.806cm" svg:y2="11.564cm" draw:start-shape="id30" draw:start-glue-point="4" draw:end-shape="id28" draw:end-glue-point="8" svg:d="m16806 12693v-1129">
            <text:p/>
          </draw:connector>
          <draw:connector draw:style-name="gr10" draw:text-style-name="P4" draw:layer="layout" draw:type="line" svg:x1="16.407cm" svg:y1="10.6cm" svg:x2="14.948cm" svg:y2="9.142cm" draw:start-shape="id28" draw:start-glue-point="5" draw:end-shape="id31" draw:end-glue-point="9" svg:d="m16407 10600-1459-1458">
            <text:p/>
          </draw:connector>
          <draw:connector draw:style-name="gr10" draw:text-style-name="P4" draw:layer="layout" draw:type="line" svg:x1="7.774cm" svg:y1="10.436cm" svg:x2="7.774cm" svg:y2="9.307cm" draw:start-shape="id26" draw:start-glue-point="4" draw:end-shape="id23" draw:end-glue-point="8" svg:d="m7774 10436v-1129">
            <text:p/>
          </draw:connector>
          <draw:polygon draw:style-name="gr1" draw:text-style-name="P1" draw:layer="layout" svg:width="11.269cm" svg:height="11.429cm" svg:x="6.806cm" svg:y="5.285cm" svg:viewBox="0 0 11270 11430" draw:points="1745,0 0,2291 0,6151 4285,11430 9744,11430 11270,9726 11270,4445 7460,0">
            <text:p/>
          </draw:polygon>
          <draw:g>
            <draw:path draw:style-name="gr2" draw:text-style-name="P1" draw:layer="layout" svg:width="6.727cm" svg:height="9.524cm" svg:x="15.931cm" svg:y="4.65cm" svg:viewBox="0 0 6728 9525" svg:d="m5778 10c1447-10 810 2457 810 2457l-4887 4373v2685h-1701v-3574l4552-4051 31-1900z">
              <text:p/>
            </draw:path>
            <draw:frame draw:style-name="gr3" draw:text-style-name="P2" draw:layer="layout" svg:width="1.848cm" svg:height="0.725cm" svg:x="20.514cm" svg:y="4.65cm">
              <draw:text-box>
                <text:p><text:span text:style-name="T1">spatial</text:span></text:p>
              </draw:text-box>
            </draw:frame>
          </draw:g>
          <draw:g>
            <draw:path draw:style-name="gr4" draw:text-style-name="P1" draw:layer="layout" svg:width="14.679cm" svg:height="12.064cm" svg:x="5.834cm" svg:y="4.65cm" svg:viewBox="0 0 14680 12065" svg:d="m14147 0c635 0 648 1711 324 2089l-4769 4261v5715h-1905v-6350l4445-3869v-1211h-9525l-1745 2291-972-837v-2089z">
              <text:p/>
            </draw:path>
            <draw:frame draw:style-name="gr3" draw:text-style-name="P2" draw:layer="layout" svg:width="2.344cm" svg:height="0.725cm" svg:x="5.834cm" svg:y="4.65cm">
              <draw:text-box>
                <text:p><text:span text:style-name="T1">symbolic</text:span></text:p>
              </draw:text-box>
            </draw:frame>
          </draw:g>
          <draw:g>
            <draw:custom-shape draw:style-name="gr5" draw:text-style-name="P1" draw:layer="layout" svg:width="6.35cm" svg:height="2.244cm" svg:x="9.186cm" svg:y="12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.534cm" svg:height="0.725cm" draw:transform="rotate (1.5707963267946) translate (9.186cm 14.433cm)">
              <draw:text-box>
                <text:p><text:span text:style-name="T1">resource</text:span></text:p>
              </draw:text-box>
            </draw:frame>
          </draw:g>
          <draw:g>
            <draw:custom-shape draw:style-name="gr7" draw:text-style-name="P1" draw:layer="layout" svg:width="6.35cm" svg:height="2.282cm" svg:x="9.186cm" svg:y="14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2" draw:layer="layout" svg:width="2.437cm" svg:height="0.725cm" draw:transform="rotate (1.5707963267946) translate (9.186cm 16.715cm)">
              <draw:text-box>
                <text:p><text:span text:style-name="T1">causal</text:span></text:p>
              </draw:text-box>
            </draw:frame>
          </draw:g>
          <draw:custom-shape draw:style-name="gr9" draw:text-style-name="P3" xml:id="id18" draw:id="id18" draw:layer="layout" svg:width="1.129cm" svg:height="1.129cm" svg:x="12.855cm" svg:y="5.92cm">
            <text:p text:style-name="P1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31" draw:id="id31" draw:layer="layout" svg:width="1.129cm" svg:height="1.129cm" svg:x="13.984cm" svg:y="8.178cm">
            <text:p text:style-name="P1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21" draw:id="id21" draw:layer="layout" svg:width="1.129cm" svg:height="1.128cm" svg:x="13.984cm" svg:y="10.436cm">
            <text:p text:style-name="P1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32" draw:id="id32" draw:layer="layout" svg:width="1.128cm" svg:height="1.129cm" svg:x="18.711cm" svg:y="5.92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8.178cm" svg:x2="13.819cm" svg:y2="6.884cm" draw:start-shape="id31" draw:start-glue-point="4" draw:end-shape="id18" draw:end-glue-point="9" svg:d="m14548 8178-729-1294">
            <text:p/>
          </draw:connector>
          <draw:connector draw:style-name="gr10" draw:text-style-name="P4" draw:layer="layout" draw:type="line" svg:x1="14.548cm" svg:y1="10.436cm" svg:x2="14.548cm" svg:y2="9.307cm" draw:start-shape="id21" draw:start-glue-point="4" draw:end-shape="id31" draw:end-glue-point="8" svg:d="m14548 10436v-1129">
            <text:p/>
          </draw:connector>
          <draw:connector draw:style-name="gr10" draw:text-style-name="P4" draw:layer="layout" draw:type="line" svg:x1="14.948cm" svg:y1="10.601cm" svg:x2="18.876cm" svg:y2="6.884cm" draw:start-shape="id21" draw:start-glue-point="11" draw:end-shape="id32" draw:end-glue-point="7" svg:d="m14948 10601 3928-3717">
            <text:p/>
          </draw:connector>
          <draw:frame draw:style-name="gr3" draw:text-style-name="P2" draw:layer="layout" svg:width="2.293cm" svg:height="0.725cm" svg:x="9.186cm" svg:y="9.73cm">
            <draw:text-box>
              <text:p><text:span text:style-name="T1">temporal</text:span></text:p>
            </draw:text-box>
          </draw:frame>
        </draw:g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3" draw:text-style-name="P9" draw:layer="layout" svg:width="22.86cm" svg:height="3.175cm" svg:x="2.54cm" svg:y="8.89cm">
          <text:p text:style-name="P1"><text:span text:style-name="T5">APSP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1.27cm" svg:x="3.175cm" svg:y="10.16cm">
          <text:p text:style-name="P1"><text:span text:style-name="T6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8.89cm" svg:y="10.16cm">
          <text:p text:style-name="P1"><text:span text:style-name="T6">Simple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9.861cm" svg:height="3.095cm" svg:x="0.635cm" svg:y="0.715cm">
          <draw:text-box>
            <text:p><text:span text:style-name="T7">Decision variable:</text:span> <text:span text:style-name="T8">a point in time</text:span></text:p>
            <text:p><text:span text:style-name="T9">Domain:</text:span><text:span text:style-name="T10"> </text:span><text:span text:style-name="T8">an interval</text:span></text:p>
            <text:p><text:span text:style-name="T9">Constraint:</text:span><text:span text:style-name="T8"> bounds <text:s text:c="9"/>on the distance between two points in time</text:span></text:p>
            <text:p><text:span text:style-name="T9">Problem:</text:span><text:span text:style-name="T8"> Simple Temporal Problem (STP)</text:span></text:p>
          </draw:text-box>
        </draw:frame>
        <draw:frame draw:style-name="gr16" draw:layer="layout" svg:width="1.545cm" svg:height="0.721cm" svg:x="6.695cm" svg:y="2.2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9" draw:text-style-name="P10" draw:layer="layout" svg:width="0.635cm" svg:height="0.635cm" svg:x="24.665cm" svg:y="8.99cm">
          <text:p text:style-name="P1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3" draw:text-style-name="P11" draw:layer="layout" svg:width="22.86cm" svg:height="3.175cm" svg:x="2.54cm" svg:y="8.89cm">
          <text:p text:style-name="P1"><text:span text:style-name="T5">SymbolicVariableConstraint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715cm" svg:height="1.27cm" svg:x="3.175cm" svg:y="10.16cm">
          <text:p text:style-name="P1"><text:span text:style-name="T6">Symbolic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6.985cm" svg:height="1.27cm" svg:x="9.525cm" svg:y="10.16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2.185cm" svg:height="3.095cm" svg:x="0.636cm" svg:y="0.716cm">
          <draw:text-box>
            <text:p><text:span text:style-name="T7">Decision variable:</text:span> <text:span text:style-name="T8">a state variable</text:span></text:p>
            <text:p><text:span text:style-name="T9">Domain:</text:span><text:span text:style-name="T10"> </text:span><text:span text:style-name="T12">finite set of symbols</text:span></text:p>
            <text:p><text:span text:style-name="T9">Constraint:</text:span><text:span text:style-name="T8"> relations among symbols (e.g., EQUALS and DIFFERENT)</text:span></text:p>
            <text:p><text:span text:style-name="T9">Problem:</text:span><text:span text:style-name="T8"> find an assignment of symbols that is consistent wrt the constraints</text:span></text:p>
          </draw:text-box>
        </draw:frame>
        <draw:custom-shape draw:style-name="gr9" draw:text-style-name="P10" draw:layer="layout" svg:width="0.635cm" svg:height="0.635cm" svg:x="24.665cm" svg:y="8.99cm">
          <text:p text:style-name="P1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7" draw:text-style-name="P11" draw:layer="layout" svg:width="24.13cm" svg:height="6.985cm" svg:x="1.905cm" svg:y="6.985cm">
          <text:p text:style-name="P1"><text:span text:style-name="T5">AllenIntervalNetworkSol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.08cm" svg:height="1.27cm" svg:x="2.54cm" svg:y="8.255cm">
          <text:p text:style-name="P1"><text:span text:style-name="T6">AllenInterv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6.35cm" svg:height="1.27cm" svg:x="8.255cm" svg:y="8.255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2.86cm" svg:height="3.175cm" svg:x="2.54cm" svg:y="10.16cm">
          <text:p text:style-name="P1"><text:span text:style-name="T5">APSP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1.27cm" svg:x="3.175cm" svg:y="11.43cm">
          <text:p text:style-name="P1"><text:span text:style-name="T6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8.89cm" svg:y="11.43cm">
          <text:p text:style-name="P1"><text:span text:style-name="T6">Simple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0.145cm" svg:height="3.095cm" svg:x="0.637cm" svg:y="0.717cm">
          <draw:text-box>
            <text:p><text:span text:style-name="T7">Decision variable:</text:span> <text:span text:style-name="T8">a flexible temporal interval</text:span></text:p>
            <text:p><text:span text:style-name="T9">Domain:</text:span><text:span text:style-name="T10"> </text:span><text:span text:style-name="T12">two intervals, one for the start time and one for the end time </text:span></text:p>
            <text:p><text:span text:style-name="T9">Constraint:</text:span><text:span text:style-name="T8"> quantified Allen's relations</text:span></text:p>
            <text:p><text:span text:style-name="T9">Problem:</text:span><text:span text:style-name="T8"> find start/end times that respects all constraints</text:span></text:p>
          </draw:text-box>
        </draw:frame>
        <draw:custom-shape draw:style-name="gr9" draw:text-style-name="P10" draw:layer="layout" svg:width="0.635cm" svg:height="0.635cm" svg:x="25.3cm" svg:y="7.085cm">
          <text:p text:style-name="P1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0" draw:text-style-name="P4" draw:layer="layout" svg:width="13.97cm" svg:height="8.89cm" svg:x="6.985cm" svg:y="5.715cm">
          <text:p text:style-name="P1"><text:span text:style-name="T13">AllenInterv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5.08cm" svg:height="1.905cm" svg:x="8.255cm" svg:y="8.255cm">
          <text:p text:style-name="P1"><text:span text:style-name="T13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5.08cm" svg:height="1.905cm" svg:x="14.605cm" svg:y="8.255cm">
          <text:p text:style-name="P1"><text:span text:style-name="T13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8.255cm" svg:height="1.905cm" svg:x="9.86cm" svg:y="10.795cm">
          <text:p text:style-name="P1"><text:span text:style-name="T13">Simple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1" draw:text-style-name="P11" draw:layer="layout" svg:width="25.4cm" svg:height="14.605cm" svg:x="1.27cm" svg:y="5.075cm">
          <text:p text:style-name="P1"><text:span text:style-name="T5">ActivityNetworkSol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08cm" svg:height="1.27cm" svg:x="1.905cm" svg:y="6.345cm">
          <text:p text:style-name="P1"><text:span text:style-name="T6">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6.35cm" svg:height="1.27cm" svg:x="7.62cm" svg:y="6.345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6.985cm" svg:height="1.27cm" svg:x="14.605cm" svg:y="6.34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4.13cm" svg:height="6.985cm" svg:x="1.905cm" svg:y="8.25cm">
          <text:p text:style-name="P1"><text:span text:style-name="T5">AllenIntervalNetworkSol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.08cm" svg:height="1.27cm" svg:x="2.54cm" svg:y="9.52cm">
          <text:p text:style-name="P1"><text:span text:style-name="T6">AllenInterv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6.35cm" svg:height="1.27cm" svg:x="8.255cm" svg:y="9.52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22.86cm" svg:height="3.175cm" svg:x="2.54cm" svg:y="11.425cm">
          <text:p text:style-name="P1"><text:span text:style-name="T5">APSP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1.27cm" svg:x="3.175cm" svg:y="12.695cm">
          <text:p text:style-name="P1"><text:span text:style-name="T6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8.89cm" svg:y="12.695cm">
          <text:p text:style-name="P1"><text:span text:style-name="T6">Simple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4.13cm" svg:height="3.175cm" svg:x="1.905cm" svg:y="15.87cm">
          <text:p text:style-name="P1"><text:span text:style-name="T5">SymbolicVariableConstraint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715cm" svg:height="1.27cm" svg:x="2.54cm" svg:y="17.14cm">
          <text:p text:style-name="P1"><text:span text:style-name="T6">Symbolic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6.985cm" svg:height="1.27cm" svg:x="8.89cm" svg:y="17.14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5.073cm" svg:height="3.806cm" svg:x="0.638cm" svg:y="0.718cm">
          <draw:text-box>
            <text:p><text:span text:style-name="T7">Decision variable:</text:span> <text:span text:style-name="T8">an activity (state of a state variable in time)</text:span></text:p>
            <text:p><text:span text:style-name="T9">Domain:</text:span><text:span text:style-name="T10"> </text:span><text:span text:style-name="T12">a flexible temporal interval and a symbol</text:span></text:p>
            <text:p><text:span text:style-name="T9">Constraint:</text:span><text:span text:style-name="T8"> quantified Allen's relations</text:span></text:p>
            <text:p><text:span text:style-name="T9">Constraint:</text:span><text:span text:style-name="T8"> relations among symbols (e.g., EQUALS and DIFFERENT)</text:span></text:p>
            <text:p><text:span text:style-name="T9">Problem:</text:span><text:span text:style-name="T8"> find start/end times and an assignment of symbols that respect all constraints</text:span></text:p>
          </draw:text-box>
        </draw:frame>
        <draw:custom-shape draw:style-name="gr9" draw:text-style-name="P10" draw:layer="layout" svg:width="0.635cm" svg:height="0.635cm" svg:x="25.935cm" svg:y="5.18cm">
          <text:p text:style-name="P1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4" draw:text-style-name="P1" draw:layer="layout" svg:width="23.495cm" svg:height="14.605cm" svg:x="1.905cm" svg:y="3.175cm">
          <text:p text:style-name="P1">Activ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3.97cm" svg:height="8.89cm" svg:x="3.175cm" svg:y="6.35cm">
          <text:p text:style-name="P1">AllenInter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08cm" svg:height="1.905cm" svg:x="4.445cm" svg:y="8.89cm">
          <text:p text:style-name="P1">Time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715cm" svg:height="1.905cm" svg:x="18.415cm" svg:y="9.525cm">
          <text:p text:style-name="P1">Symbolic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08cm" svg:height="1.905cm" svg:x="10.795cm" svg:y="8.89cm">
          <text:p text:style-name="P1">Time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8.255cm" svg:height="1.905cm" svg:x="5.715cm" svg:y="11.43cm">
          <text:p text:style-name="P1">SimpleDistanceConstra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g>
          <draw:custom-shape draw:style-name="gr9" draw:text-style-name="P3" xml:id="id33" draw:id="id33" draw:layer="layout" svg:width="1.129cm" svg:height="1.129cm" svg:x="13.984cm" svg:y="8.178cm">
            <text:p text:style-name="P1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35" draw:id="id35" draw:layer="layout" svg:width="1.129cm" svg:height="1.128cm" svg:x="13.984cm" svg:y="10.436cm">
            <text:p text:style-name="P1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8.178cm" svg:x2="13.819cm" svg:y2="6.884cm" draw:start-shape="id33" draw:start-glue-point="4" draw:end-shape="id34" draw:end-glue-point="9" svg:d="m14548 8178-729-1294">
            <text:p/>
          </draw:connector>
          <draw:connector draw:style-name="gr10" draw:text-style-name="P4" draw:layer="layout" draw:type="line" svg:x1="14.548cm" svg:y1="10.436cm" svg:x2="14.548cm" svg:y2="9.307cm" draw:start-shape="id35" draw:start-glue-point="4" draw:end-shape="id33" draw:end-glue-point="8" svg:d="m14548 10436v-1129">
            <text:p/>
          </draw:connector>
          <draw:custom-shape draw:style-name="gr9" draw:text-style-name="P3" xml:id="id36" draw:id="id36" draw:layer="layout" svg:width="1.129cm" svg:height="1.129cm" svg:x="13.984cm" svg:y="12.693cm">
            <text:p text:style-name="P1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12.693cm" svg:x2="14.548cm" svg:y2="11.564cm" draw:start-shape="id36" draw:start-glue-point="4" draw:end-shape="id35" draw:end-glue-point="8" svg:d="m14548 12693v-1129">
            <text:p/>
          </draw:connector>
          <draw:custom-shape draw:style-name="gr9" draw:text-style-name="P3" xml:id="id46" draw:id="id46" draw:layer="layout" svg:width="1.128cm" svg:height="1.129cm" svg:x="16.242cm" svg:y="12.693cm">
            <text:p text:style-name="P1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37" draw:id="id37" draw:layer="layout" svg:width="1.129cm" svg:height="1.129cm" svg:x="13.984cm" svg:y="14.951cm">
            <text:p text:style-name="P1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14.951cm" svg:x2="14.548cm" svg:y2="13.822cm" draw:start-shape="id37" draw:start-glue-point="4" draw:end-shape="id36" draw:end-glue-point="8" svg:d="m14548 14951v-1129">
            <text:p/>
          </draw:connector>
          <draw:custom-shape draw:style-name="gr9" draw:text-style-name="P3" xml:id="id39" draw:id="id39" draw:layer="layout" svg:width="1.129cm" svg:height="1.129cm" svg:x="6.081cm" svg:y="5.92cm">
            <text:p text:style-name="P1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38" draw:id="id38" draw:layer="layout" svg:width="1.129cm" svg:height="1.129cm" svg:x="7.21cm" svg:y="8.178cm">
            <text:p text:style-name="P1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40" draw:id="id40" draw:layer="layout" svg:width="1.129cm" svg:height="1.129cm" svg:x="8.339cm" svg:y="5.92cm">
            <text:p text:style-name="P1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7.774cm" svg:y1="8.178cm" svg:x2="7.045cm" svg:y2="6.884cm" draw:start-shape="id38" draw:start-glue-point="4" draw:end-shape="id39" draw:end-glue-point="9" svg:d="m7774 8178-729-1294">
            <text:p/>
          </draw:connector>
          <draw:connector draw:style-name="gr10" draw:text-style-name="P4" draw:layer="layout" draw:type="line" svg:x1="7.774cm" svg:y1="8.178cm" svg:x2="8.504cm" svg:y2="6.884cm" draw:start-shape="id38" draw:start-glue-point="4" draw:end-shape="id40" draw:end-glue-point="7" svg:d="m7774 8178 730-1294">
            <text:p/>
          </draw:connector>
          <draw:custom-shape draw:style-name="gr9" draw:text-style-name="P5" xml:id="id41" draw:id="id41" draw:layer="layout" svg:width="1.129cm" svg:height="1.128cm" svg:x="7.21cm" svg:y="10.436cm">
            <text:p text:style-name="P1"><text:span text:style-name="T3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7.774cm" svg:y1="10.436cm" svg:x2="7.774cm" svg:y2="9.307cm" draw:start-shape="id41" draw:start-glue-point="4" draw:end-shape="id38" draw:end-glue-point="8" svg:d="m7774 10436v-1129">
            <text:p/>
          </draw:connector>
          <draw:custom-shape draw:style-name="gr9" draw:text-style-name="P6" xml:id="id42" draw:id="id42" draw:layer="layout" svg:width="1.129cm" svg:height="1.129cm" svg:x="10.597cm" svg:y="5.92cm">
            <text:p text:style-name="P1"><text:span text:style-name="T4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7" draw:layer="layout" draw:type="line" svg:x1="8.174cm" svg:y1="10.601cm" svg:x2="10.762cm" svg:y2="6.884cm" draw:start-shape="id41" draw:start-glue-point="11" draw:end-shape="id42" draw:end-glue-point="7" svg:d="m8174 10601 2588-3717">
            <text:p/>
          </draw:connector>
          <draw:connector draw:style-name="gr10" draw:text-style-name="P4" draw:layer="layout" draw:type="line" svg:x1="14.948cm" svg:y1="10.601cm" svg:x2="18.876cm" svg:y2="6.884cm" draw:start-shape="id35" draw:start-glue-point="11" draw:end-shape="id43" draw:end-glue-point="7" svg:d="m14948 10601 3928-3717">
            <text:p/>
          </draw:connector>
          <draw:custom-shape draw:style-name="gr9" draw:text-style-name="P3" xml:id="id45" draw:id="id45" draw:layer="layout" svg:width="1.128cm" svg:height="1.129cm" svg:x="21.251cm" svg:y="5.92cm">
            <text:p text:style-name="P1"><text:span text:style-name="T2">8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44" draw:id="id44" draw:layer="layout" svg:width="1.128cm" svg:height="1.129cm" svg:x="16.242cm" svg:y="10.435cm">
            <text:p text:style-name="P1"><text:span text:style-name="T2">8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6.407cm" svg:y1="10.6cm" svg:x2="14.948cm" svg:y2="9.142cm" draw:start-shape="id44" draw:start-glue-point="5" draw:end-shape="id33" draw:end-glue-point="9" svg:d="m16407 10600-1459-1458">
            <text:p/>
          </draw:connector>
          <draw:connector draw:style-name="gr10" draw:text-style-name="P4" draw:layer="layout" draw:type="line" svg:x1="17.205cm" svg:y1="10.6cm" svg:x2="21.416cm" svg:y2="6.884cm" draw:start-shape="id44" draw:start-glue-point="11" draw:end-shape="id45" draw:end-glue-point="7" svg:d="m17205 10600 4211-3716">
            <text:p/>
          </draw:connector>
          <draw:connector draw:style-name="gr10" draw:text-style-name="P4" draw:layer="layout" draw:type="line" svg:x1="16.806cm" svg:y1="12.693cm" svg:x2="16.806cm" svg:y2="11.564cm" draw:start-shape="id46" draw:start-glue-point="4" draw:end-shape="id44" draw:end-glue-point="8" svg:d="m16806 12693v-1129">
            <text:p/>
          </draw:connector>
          <draw:polygon draw:style-name="gr1" draw:text-style-name="P1" draw:layer="layout" svg:width="11.269cm" svg:height="11.429cm" svg:x="6.806cm" svg:y="5.285cm" svg:viewBox="0 0 11270 11430" draw:points="1745,0 0,2291 0,6151 4285,11430 9744,11430 11270,9726 11270,4445 7460,0">
            <text:p/>
          </draw:polygon>
          <draw:g>
            <draw:path draw:style-name="gr2" draw:text-style-name="P1" draw:layer="layout" svg:width="6.727cm" svg:height="9.524cm" svg:x="15.931cm" svg:y="4.65cm" svg:viewBox="0 0 6728 9525" svg:d="m5778 10c1447-10 810 2457 810 2457l-4887 4373v2685h-1701v-3574l4552-4051 31-1900z">
              <text:p/>
            </draw:path>
            <draw:frame draw:style-name="gr3" draw:text-style-name="P2" draw:layer="layout" svg:width="1.848cm" svg:height="0.725cm" svg:x="20.514cm" svg:y="4.65cm">
              <draw:text-box>
                <text:p><text:span text:style-name="T1">spatial</text:span></text:p>
              </draw:text-box>
            </draw:frame>
          </draw:g>
          <draw:g>
            <draw:path draw:style-name="gr4" draw:text-style-name="P1" draw:layer="layout" svg:width="14.679cm" svg:height="12.064cm" svg:x="5.834cm" svg:y="4.65cm" svg:viewBox="0 0 14680 12065" svg:d="m14147 0c635 0 648 1711 324 2089l-4769 4261v5715h-1905v-6350l4445-3869v-1211h-9525l-1745 2291-972-837v-2089z">
              <text:p/>
            </draw:path>
            <draw:frame draw:style-name="gr3" draw:text-style-name="P2" draw:layer="layout" svg:width="2.344cm" svg:height="0.725cm" svg:x="5.834cm" svg:y="4.65cm">
              <draw:text-box>
                <text:p><text:span text:style-name="T1">symbolic</text:span></text:p>
              </draw:text-box>
            </draw:frame>
          </draw:g>
          <draw:g>
            <draw:custom-shape draw:style-name="gr5" draw:text-style-name="P1" draw:layer="layout" svg:width="6.35cm" svg:height="2.244cm" svg:x="9.186cm" svg:y="12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.534cm" svg:height="0.725cm" draw:transform="rotate (1.5707963267946) translate (9.186cm 14.433cm)">
              <draw:text-box>
                <text:p><text:span text:style-name="T1">resource</text:span></text:p>
              </draw:text-box>
            </draw:frame>
          </draw:g>
          <draw:g>
            <draw:custom-shape draw:style-name="gr7" draw:text-style-name="P1" draw:layer="layout" svg:width="6.35cm" svg:height="2.282cm" svg:x="9.186cm" svg:y="14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2" draw:layer="layout" svg:width="2.437cm" svg:height="0.725cm" draw:transform="rotate (1.5707963267946) translate (9.186cm 16.715cm)">
              <draw:text-box>
                <text:p><text:span text:style-name="T1">causal</text:span></text:p>
              </draw:text-box>
            </draw:frame>
          </draw:g>
          <draw:custom-shape draw:style-name="gr9" draw:text-style-name="P3" xml:id="id34" draw:id="id34" draw:layer="layout" svg:width="1.129cm" svg:height="1.129cm" svg:x="12.855cm" svg:y="5.92cm">
            <text:p text:style-name="P1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47" draw:id="id47" draw:layer="layout" svg:width="1.129cm" svg:height="1.129cm" svg:x="11.726cm" svg:y="8.178cm">
            <text:p text:style-name="P1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43" draw:id="id43" draw:layer="layout" svg:width="1.128cm" svg:height="1.129cm" svg:x="18.711cm" svg:y="5.92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2.29cm" svg:y1="8.178cm" svg:x2="13.02cm" svg:y2="6.884cm" draw:start-shape="id47" draw:start-glue-point="4" draw:end-shape="id34" draw:end-glue-point="7" svg:d="m12290 8178 730-1294">
            <text:p/>
          </draw:connector>
          <draw:custom-shape draw:style-name="gr9" draw:text-style-name="P3" xml:id="id48" draw:id="id48" draw:layer="layout" svg:width="1.129cm" svg:height="1.128cm" svg:x="11.726cm" svg:y="10.436cm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2.29cm" svg:y1="10.436cm" svg:x2="12.29cm" svg:y2="9.307cm" draw:start-shape="id48" draw:start-glue-point="4" draw:end-shape="id47" draw:end-glue-point="8" svg:d="m12290 10436v-1129">
            <text:p/>
          </draw:connector>
          <draw:frame draw:style-name="gr3" draw:text-style-name="P2" draw:layer="layout" svg:width="2.293cm" svg:height="0.725cm" svg:x="9.186cm" svg:y="9.73cm">
            <draw:text-box>
              <text:p><text:span text:style-name="T1">temporal</text:span></text:p>
            </draw:text-box>
          </draw:frame>
        </draw:g>
        <presentation:notes draw:style-name="dp2">
          <draw:page-thumbnail draw:style-name="gr12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layer="layout" svg:width="23.172cm" svg:height="3.095cm" svg:x="0.636cm" svg:y="0.716cm">
          <draw:text-box>
            <text:p><text:span text:style-name="T7">Decision variable:</text:span> <text:span text:style-name="T8">a point in time</text:span></text:p>
            <text:p><text:span text:style-name="T9">Domain:</text:span><text:span text:style-name="T10"> </text:span><text:span text:style-name="T12">one or more </text:span><text:span text:style-name="T8">intervals</text:span></text:p>
            <text:p><text:span text:style-name="T9">Constraint:</text:span><text:span text:style-name="T8"> disjunction of bounds <text:s text:c="31"/>between two points in time</text:span></text:p>
            <text:p><text:span text:style-name="T9">Problem:</text:span><text:span text:style-name="T8"> Temporal Constraint Satisfaction Problem (TCSP)</text:span></text:p>
          </draw:text-box>
        </draw:frame>
        <draw:frame draw:style-name="gr16" draw:layer="layout" svg:width="5.612cm" svg:height="0.796cm" svg:x="10.495cm" svg:y="2.2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7" draw:text-style-name="P11" draw:layer="layout" svg:width="25.4cm" svg:height="7.041cm" svg:x="1.27cm" svg:y="10.891cm">
          <text:p text:style-name="P1"><text:span text:style-name="T5">DistanceConstraintSol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5.08cm" svg:height="1.27cm" svg:x="1.905cm" svg:y="12.161cm">
          <text:p text:style-name="P1"><text:span text:style-name="T6">Multi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6.35cm" svg:height="1.27cm" svg:x="7.62cm" svg:y="12.161cm">
          <text:p text:style-name="P1"><text:span text:style-name="T6">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4.13cm" svg:height="3.175cm" svg:x="1.905cm" svg:y="14.066cm">
          <text:p text:style-name="P1"><text:span text:style-name="T5">APSP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1.27cm" svg:x="2.54cm" svg:y="15.336cm">
          <text:p text:style-name="P1"><text:span text:style-name="T6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8.255cm" svg:y="15.336cm">
          <text:p text:style-name="P1"><text:span text:style-name="T6">Simple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635cm" svg:height="0.635cm" svg:x="25.935cm" svg:y="10.991cm">
          <text:p text:style-name="P1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21" draw:text-style-name="P11" draw:layer="layout" svg:width="26.67cm" svg:height="12.772cm" svg:x="0.635cm" svg:y="5.81cm">
          <text:p text:style-name="P1"><text:span text:style-name="T5">TCSP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5.08cm" svg:height="1.315cm" svg:x="1.27cm" svg:y="7.035cm">
          <text:p text:style-name="P1"><text:span text:style-name="T14">Meta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18.415cm" svg:height="3.175cm" svg:x="8.255cm" svg:y="7.08cm">
          <text:p text:style-name="P1"><text:span text:style-name="T6">TCSPLabe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6.35cm" svg:height="1.27cm" svg:x="1.27cm" svg:y="8.985cm">
          <text:p text:style-name="P1"><text:span text:style-name="T6">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5.4cm" svg:height="7.041cm" svg:x="1.27cm" svg:y="10.89cm">
          <text:p text:style-name="P1"><text:span text:style-name="T5">DistanceConstraintSol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5.08cm" svg:height="1.27cm" svg:x="1.905cm" svg:y="12.16cm">
          <text:p text:style-name="P1"><text:span text:style-name="T6">Multi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6.35cm" svg:height="1.27cm" svg:x="7.62cm" svg:y="12.16cm">
          <text:p text:style-name="P1"><text:span text:style-name="T6">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4.13cm" svg:height="3.175cm" svg:x="1.905cm" svg:y="14.065cm">
          <text:p text:style-name="P1"><text:span text:style-name="T5">APSP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1.27cm" svg:x="2.54cm" svg:y="15.335cm">
          <text:p text:style-name="P1"><text:span text:style-name="T6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8.255cm" svg:y="15.335cm">
          <text:p text:style-name="P1"><text:span text:style-name="T6">Simple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8.255cm" svg:height="1.27cm" svg:x="8.89cm" svg:y="8.35cm">
          <text:p text:style-name="P1"><text:span text:style-name="T15">MostConstrainedFirstVarOH</text:span></text:p>
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9" draw:text-style-name="P13" draw:layer="layout" svg:width="8.255cm" svg:height="1.27cm" svg:x="17.78cm" svg:y="8.35cm">
          <text:p text:style-name="P1"><text:span text:style-name="T15">WidestIntervalFirstValOH</text:span></text:p>
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14" draw:layer="layout" svg:width="22.219cm" svg:height="3.095cm" svg:x="0.636cm" svg:y="0.716cm">
          <draw:text-box>
            <text:p><text:span text:style-name="T16">Decision variable:</text:span><text:span text:style-name="T13"> </text:span><text:span text:style-name="T17">an edge of the TCSP</text:span></text:p>
            <text:p><text:span text:style-name="T18">Domain:</text:span><text:span text:style-name="T19"> </text:span><text:span text:style-name="T20">the disjuncts on the edge</text:span></text:p>
            <text:p><text:span text:style-name="T18">Constraint:</text:span><text:span text:style-name="T17"> “the assignment should constitute a solvable STP”</text:span></text:p>
            <text:p><text:span text:style-name="T18">Problem:</text:span><text:span text:style-name="T17"> select one disjunct per edge such that the resulting STP is solvable</text:span></text:p>
          </draw:text-box>
        </draw:frame>
        <draw:custom-shape draw:style-name="gr9" draw:text-style-name="P10" draw:layer="layout" svg:width="0.635cm" svg:height="0.635cm" svg:x="26.57cm" svg:y="5.91cm">
          <text:p text:style-name="P1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g>
          <draw:custom-shape draw:style-name="gr9" draw:text-style-name="P3" xml:id="id49" draw:id="id49" draw:layer="layout" svg:width="1.129cm" svg:height="1.129cm" svg:x="11.726cm" svg:y="8.178cm">
            <text:p text:style-name="P1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2.29cm" svg:y1="8.178cm" svg:x2="13.02cm" svg:y2="6.884cm" draw:start-shape="id49" draw:start-glue-point="4" draw:end-shape="id50" draw:end-glue-point="7" svg:d="m12290 8178 730-1294">
            <text:p/>
          </draw:connector>
          <draw:custom-shape draw:style-name="gr9" draw:text-style-name="P3" xml:id="id51" draw:id="id51" draw:layer="layout" svg:width="1.129cm" svg:height="1.128cm" svg:x="11.726cm" svg:y="10.436cm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2.29cm" svg:y1="10.436cm" svg:x2="12.29cm" svg:y2="9.307cm" draw:start-shape="id51" draw:start-glue-point="4" draw:end-shape="id49" draw:end-glue-point="8" svg:d="m12290 10436v-1129">
            <text:p/>
          </draw:connector>
          <draw:custom-shape draw:style-name="gr9" draw:text-style-name="P3" xml:id="id53" draw:id="id53" draw:layer="layout" svg:width="1.129cm" svg:height="1.129cm" svg:x="6.081cm" svg:y="5.92cm">
            <text:p text:style-name="P1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52" draw:id="id52" draw:layer="layout" svg:width="1.129cm" svg:height="1.129cm" svg:x="7.21cm" svg:y="8.178cm">
            <text:p text:style-name="P1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54" draw:id="id54" draw:layer="layout" svg:width="1.129cm" svg:height="1.129cm" svg:x="8.339cm" svg:y="5.92cm">
            <text:p text:style-name="P1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7.774cm" svg:y1="8.178cm" svg:x2="7.045cm" svg:y2="6.884cm" draw:start-shape="id52" draw:start-glue-point="4" draw:end-shape="id53" draw:end-glue-point="9" svg:d="m7774 8178-729-1294">
            <text:p/>
          </draw:connector>
          <draw:connector draw:style-name="gr10" draw:text-style-name="P4" draw:layer="layout" draw:type="line" svg:x1="7.774cm" svg:y1="8.178cm" svg:x2="8.504cm" svg:y2="6.884cm" draw:start-shape="id52" draw:start-glue-point="4" draw:end-shape="id54" draw:end-glue-point="7" svg:d="m7774 8178 730-1294">
            <text:p/>
          </draw:connector>
          <draw:custom-shape draw:style-name="gr9" draw:text-style-name="P5" xml:id="id55" draw:id="id55" draw:layer="layout" svg:width="1.129cm" svg:height="1.128cm" svg:x="7.21cm" svg:y="10.436cm">
            <text:p text:style-name="P1"><text:span text:style-name="T3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7.774cm" svg:y1="10.436cm" svg:x2="7.774cm" svg:y2="9.307cm" draw:start-shape="id55" draw:start-glue-point="4" draw:end-shape="id52" draw:end-glue-point="8" svg:d="m7774 10436v-1129">
            <text:p/>
          </draw:connector>
          <draw:custom-shape draw:style-name="gr9" draw:text-style-name="P6" xml:id="id56" draw:id="id56" draw:layer="layout" svg:width="1.129cm" svg:height="1.129cm" svg:x="10.597cm" svg:y="5.92cm">
            <text:p text:style-name="P1"><text:span text:style-name="T4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7" draw:layer="layout" draw:type="line" svg:x1="8.174cm" svg:y1="10.601cm" svg:x2="10.762cm" svg:y2="6.884cm" draw:start-shape="id55" draw:start-glue-point="11" draw:end-shape="id56" draw:end-glue-point="7" svg:d="m8174 10601 2588-3717">
            <text:p/>
          </draw:connector>
          <draw:polygon draw:style-name="gr1" draw:text-style-name="P1" draw:layer="layout" svg:width="11.269cm" svg:height="11.429cm" svg:x="6.806cm" svg:y="5.285cm" svg:viewBox="0 0 11270 11430" draw:points="1745,0 0,2291 0,6151 4285,11430 9744,11430 11270,9726 11270,4445 7460,0">
            <text:p/>
          </draw:polygon>
          <draw:g>
            <draw:path draw:style-name="gr2" draw:text-style-name="P1" draw:layer="layout" svg:width="6.727cm" svg:height="9.524cm" svg:x="15.931cm" svg:y="4.65cm" svg:viewBox="0 0 6728 9525" svg:d="m5778 10c1447-10 810 2457 810 2457l-4887 4373v2685h-1701v-3574l4552-4051 31-1900z">
              <text:p/>
            </draw:path>
            <draw:frame draw:style-name="gr3" draw:text-style-name="P2" draw:layer="layout" svg:width="1.848cm" svg:height="0.725cm" svg:x="20.514cm" svg:y="4.65cm">
              <draw:text-box>
                <text:p><text:span text:style-name="T1">spatial</text:span></text:p>
              </draw:text-box>
            </draw:frame>
          </draw:g>
          <draw:g>
            <draw:path draw:style-name="gr4" draw:text-style-name="P1" draw:layer="layout" svg:width="14.679cm" svg:height="12.064cm" svg:x="5.834cm" svg:y="4.65cm" svg:viewBox="0 0 14680 12065" svg:d="m14147 0c635 0 648 1711 324 2089l-4769 4261v5715h-1905v-6350l4445-3869v-1211h-9525l-1745 2291-972-837v-2089z">
              <text:p/>
            </draw:path>
            <draw:frame draw:style-name="gr3" draw:text-style-name="P2" draw:layer="layout" svg:width="2.344cm" svg:height="0.725cm" svg:x="5.834cm" svg:y="4.65cm">
              <draw:text-box>
                <text:p><text:span text:style-name="T1">symbolic</text:span></text:p>
              </draw:text-box>
            </draw:frame>
          </draw:g>
          <draw:g>
            <draw:custom-shape draw:style-name="gr5" draw:text-style-name="P1" draw:layer="layout" svg:width="6.35cm" svg:height="2.244cm" svg:x="9.186cm" svg:y="12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.534cm" svg:height="0.725cm" draw:transform="rotate (1.5707963267946) translate (9.186cm 14.433cm)">
              <draw:text-box>
                <text:p><text:span text:style-name="T1">resource</text:span></text:p>
              </draw:text-box>
            </draw:frame>
          </draw:g>
          <draw:g>
            <draw:custom-shape draw:style-name="gr7" draw:text-style-name="P1" draw:layer="layout" svg:width="6.35cm" svg:height="2.282cm" svg:x="9.186cm" svg:y="14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2" draw:layer="layout" svg:width="2.437cm" svg:height="0.725cm" draw:transform="rotate (1.5707963267946) translate (9.186cm 16.715cm)">
              <draw:text-box>
                <text:p><text:span text:style-name="T1">causal</text:span></text:p>
              </draw:text-box>
            </draw:frame>
          </draw:g>
          <draw:custom-shape draw:style-name="gr9" draw:text-style-name="P3" xml:id="id50" draw:id="id50" draw:layer="layout" svg:width="1.129cm" svg:height="1.129cm" svg:x="12.855cm" svg:y="5.92cm">
            <text:p text:style-name="P1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57" draw:id="id57" draw:layer="layout" svg:width="1.129cm" svg:height="1.129cm" svg:x="13.984cm" svg:y="8.178cm">
            <text:p text:style-name="P1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58" draw:id="id58" draw:layer="layout" svg:width="1.129cm" svg:height="1.128cm" svg:x="13.984cm" svg:y="10.436cm">
            <text:p text:style-name="P1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61" draw:id="id61" draw:layer="layout" svg:width="1.128cm" svg:height="1.129cm" svg:x="18.711cm" svg:y="5.92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8.178cm" svg:x2="13.819cm" svg:y2="6.884cm" draw:start-shape="id57" draw:start-glue-point="4" draw:end-shape="id50" draw:end-glue-point="9" svg:d="m14548 8178-729-1294">
            <text:p/>
          </draw:connector>
          <draw:connector draw:style-name="gr10" draw:text-style-name="P4" draw:layer="layout" draw:type="line" svg:x1="14.548cm" svg:y1="10.436cm" svg:x2="14.548cm" svg:y2="9.307cm" draw:start-shape="id58" draw:start-glue-point="4" draw:end-shape="id57" draw:end-glue-point="8" svg:d="m14548 10436v-1129">
            <text:p/>
          </draw:connector>
          <draw:custom-shape draw:style-name="gr9" draw:text-style-name="P3" xml:id="id59" draw:id="id59" draw:layer="layout" svg:width="1.129cm" svg:height="1.129cm" svg:x="13.984cm" svg:y="12.693cm">
            <text:p text:style-name="P1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12.693cm" svg:x2="14.548cm" svg:y2="11.564cm" draw:start-shape="id59" draw:start-glue-point="4" draw:end-shape="id58" draw:end-glue-point="8" svg:d="m14548 12693v-1129">
            <text:p/>
          </draw:connector>
          <draw:custom-shape draw:style-name="gr9" draw:text-style-name="P3" xml:id="id64" draw:id="id64" draw:layer="layout" svg:width="1.128cm" svg:height="1.129cm" svg:x="16.242cm" svg:y="12.693cm">
            <text:p text:style-name="P1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60" draw:id="id60" draw:layer="layout" svg:width="1.129cm" svg:height="1.129cm" svg:x="13.984cm" svg:y="14.951cm">
            <text:p text:style-name="P1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14.951cm" svg:x2="14.548cm" svg:y2="13.822cm" draw:start-shape="id60" draw:start-glue-point="4" draw:end-shape="id59" draw:end-glue-point="8" svg:d="m14548 14951v-1129">
            <text:p/>
          </draw:connector>
          <draw:connector draw:style-name="gr10" draw:text-style-name="P4" draw:layer="layout" draw:type="line" svg:x1="14.948cm" svg:y1="10.601cm" svg:x2="18.876cm" svg:y2="6.884cm" draw:start-shape="id58" draw:start-glue-point="11" draw:end-shape="id61" draw:end-glue-point="7" svg:d="m14948 10601 3928-3717">
            <text:p/>
          </draw:connector>
          <draw:custom-shape draw:style-name="gr9" draw:text-style-name="P3" xml:id="id63" draw:id="id63" draw:layer="layout" svg:width="1.128cm" svg:height="1.129cm" svg:x="21.251cm" svg:y="5.92cm">
            <text:p text:style-name="P1"><text:span text:style-name="T2">8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62" draw:id="id62" draw:layer="layout" svg:width="1.128cm" svg:height="1.129cm" svg:x="16.242cm" svg:y="10.435cm">
            <text:p text:style-name="P1"><text:span text:style-name="T2">8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6.407cm" svg:y1="10.6cm" svg:x2="14.948cm" svg:y2="9.142cm" draw:start-shape="id62" draw:start-glue-point="5" draw:end-shape="id57" draw:end-glue-point="9" svg:d="m16407 10600-1459-1458">
            <text:p/>
          </draw:connector>
          <draw:connector draw:style-name="gr10" draw:text-style-name="P4" draw:layer="layout" draw:type="line" svg:x1="17.205cm" svg:y1="10.6cm" svg:x2="21.416cm" svg:y2="6.884cm" draw:start-shape="id62" draw:start-glue-point="11" draw:end-shape="id63" draw:end-glue-point="7" svg:d="m17205 10600 4211-3716">
            <text:p/>
          </draw:connector>
          <draw:connector draw:style-name="gr10" draw:text-style-name="P4" draw:layer="layout" draw:type="line" svg:x1="16.806cm" svg:y1="12.693cm" svg:x2="16.806cm" svg:y2="11.564cm" draw:start-shape="id64" draw:start-glue-point="4" draw:end-shape="id62" draw:end-glue-point="8" svg:d="m16806 12693v-1129">
            <text:p/>
          </draw:connector>
          <draw:frame draw:style-name="gr3" draw:text-style-name="P2" draw:layer="layout" svg:width="2.293cm" svg:height="0.725cm" svg:x="9.186cm" svg:y="9.73cm">
            <draw:text-box>
              <text:p><text:span text:style-name="T1">temporal</text:span></text:p>
            </draw:text-box>
          </draw:frame>
        </draw:g>
        <presentation:notes draw:style-name="dp2">
          <draw:page-thumbnail draw:style-name="gr12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0" draw:text-style-name="P14" draw:layer="layout" svg:width="26.194cm" svg:height="3.095cm" svg:x="0.637cm" svg:y="0.718cm">
          <draw:text-box>
            <text:p><text:span text:style-name="T16">Decision variable:</text:span><text:span text:style-name="T13"> “</text:span><text:span text:style-name="T17">a set of activities that together over-consume a resource”</text:span></text:p>
            <text:p><text:span text:style-name="T18">Domain:</text:span><text:span text:style-name="T19"> “</text:span><text:span text:style-name="T20">possible ways to sequence the activities so the don't over-consume the resource”</text:span></text:p>
            <text:p><text:span text:style-name="T18">Constraint:</text:span><text:span text:style-name="T17"> “capacities of resources”</text:span></text:p>
            <text:p><text:span text:style-name="T18">Problem:</text:span><text:span text:style-name="T17"> Resource Constrained Project Scheduling Problem (RCPSP)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31" draw:text-style-name="P11" draw:layer="layout" svg:width="26.67cm" svg:height="20.32cm" svg:x="0.635cm" svg:y="0.335cm">
          <text:p text:style-name="P1"><text:span text:style-name="T5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5.08cm" svg:height="1.315cm" svg:x="1.27cm" svg:y="1.56cm">
          <text:p text:style-name="P1"><text:span text:style-name="T14">Meta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6.35cm" svg:height="1.27cm" svg:x="1.27cm" svg:y="3.475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6.985cm" svg:height="1.27cm" svg:x="8.255cm" svg:y="3.47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5.4cm" svg:height="14.605cm" svg:x="1.27cm" svg:y="5.415cm">
          <text:p text:style-name="P1"><text:span text:style-name="T5">ActivityNetworkSol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08cm" svg:height="1.27cm" svg:x="1.905cm" svg:y="6.685cm">
          <text:p text:style-name="P1"><text:span text:style-name="T6">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6.35cm" svg:height="1.27cm" svg:x="7.62cm" svg:y="6.685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4.13cm" svg:height="6.985cm" svg:x="1.905cm" svg:y="8.59cm">
          <text:p text:style-name="P1"><text:span text:style-name="T5">AllenIntervalNetworkSol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.08cm" svg:height="1.27cm" svg:x="2.54cm" svg:y="9.86cm">
          <text:p text:style-name="P1"><text:span text:style-name="T6">AllenInterv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6.35cm" svg:height="1.27cm" svg:x="8.255cm" svg:y="9.86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2.86cm" svg:height="3.175cm" svg:x="2.54cm" svg:y="11.765cm">
          <text:p text:style-name="P1"><text:span text:style-name="T5">APSP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1.27cm" svg:x="3.175cm" svg:y="13.035cm">
          <text:p text:style-name="P1"><text:span text:style-name="T6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8.89cm" svg:y="13.035cm">
          <text:p text:style-name="P1"><text:span text:style-name="T6">Simple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4.13cm" svg:height="3.175cm" svg:x="1.905cm" svg:y="16.21cm">
          <text:p text:style-name="P1"><text:span text:style-name="T5">SymbolicVariableConstraint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715cm" svg:height="1.27cm" svg:x="2.54cm" svg:y="17.48cm">
          <text:p text:style-name="P1"><text:span text:style-name="T6">Symbolic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6.985cm" svg:height="1.27cm" svg:x="8.89cm" svg:y="17.48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6.985cm" svg:height="1.27cm" svg:x="14.606cm" svg:y="6.68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9.525cm" svg:height="3.175cm" svg:x="15.875cm" svg:y="1.605cm">
          <text:p text:style-name="P1"><text:span text:style-name="T6">ReusableR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81cm" svg:height="1.27cm" svg:x="16.51cm" svg:y="2.875cm">
          <text:p text:style-name="P1"><text:span text:style-name="T15">flexVarOH</text:span></text:p>
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9" draw:text-style-name="P13" draw:layer="layout" svg:width="3.81cm" svg:height="1.27cm" svg:x="20.955cm" svg:y="2.875cm">
          <text:p text:style-name="P1"><text:span text:style-name="T15">flexValOH</text:span></text:p>
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0" draw:layer="layout" svg:width="0.635cm" svg:height="0.635cm" svg:x="26.57cm" svg:y="0.435cm">
          <text:p text:style-name="P1"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0" draw:text-style-name="P14" draw:layer="layout" svg:width="22.219cm" svg:height="3.095cm" svg:x="0.637cm" svg:y="0.718cm">
          <draw:text-box>
            <text:p><text:span text:style-name="T16">Decision variable:</text:span><text:span text:style-name="T13"> </text:span><text:span text:style-name="T17">“spatially and temporally intersecting </text:span><text:span text:style-name="T20">polygons</text:span><text:span text:style-name="T17">”</text:span></text:p>
            <text:p><text:span text:style-name="T18">Domain:</text:span><text:span text:style-name="T19"> “ways to eliminate the intersection</text:span><text:span text:style-name="T20">”</text:span></text:p>
            <text:p><text:span text:style-name="T18">Constraint:</text:span><text:span text:style-name="T17"> “2D map”</text:span></text:p>
            <text:p><text:span text:style-name="T18">Problem:</text:span><text:span text:style-name="T17"> Vehicle trajectory scheduling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31" draw:text-style-name="P11" draw:layer="layout" svg:width="26.67cm" svg:height="20.32cm" svg:x="0.635cm" svg:y="0.335cm">
          <text:p text:style-name="P1"><text:span text:style-name="T5">SpatioTemporalPolygon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5.08cm" svg:height="1.315cm" svg:x="1.27cm" svg:y="1.56cm">
          <text:p text:style-name="P1"><text:span text:style-name="T14">Meta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6.35cm" svg:height="1.27cm" svg:x="1.27cm" svg:y="3.51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5.4cm" svg:height="14.605cm" svg:x="1.27cm" svg:y="5.415cm">
          <text:p text:style-name="P1"><text:span text:style-name="T5">SpatioTemporalPolygonNetworkSol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7.62cm" svg:height="1.27cm" svg:x="1.905cm" svg:y="6.685cm">
          <text:p text:style-name="P1"><text:span text:style-name="T6">SpatioTemporalPolyg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6.35cm" svg:height="1.27cm" svg:x="10.16cm" svg:y="6.65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5.715cm" svg:height="1.27cm" svg:x="17.145cm" svg:y="6.65cm">
          <text:p text:style-name="P1"><text:span text:style-name="T6">Spati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4.13cm" svg:height="6.985cm" svg:x="1.905cm" svg:y="8.59cm">
          <text:p text:style-name="P1"><text:span text:style-name="T5">AllenIntervalNetworkSol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.08cm" svg:height="1.27cm" svg:x="2.54cm" svg:y="9.86cm">
          <text:p text:style-name="P1"><text:span text:style-name="T6">AllenInterv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6.35cm" svg:height="1.27cm" svg:x="8.255cm" svg:y="9.86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2.86cm" svg:height="3.175cm" svg:x="2.54cm" svg:y="11.765cm">
          <text:p text:style-name="P1"><text:span text:style-name="T5">APSP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1.27cm" svg:x="3.175cm" svg:y="13.035cm">
          <text:p text:style-name="P1"><text:span text:style-name="T6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8.89cm" svg:y="13.035cm">
          <text:p text:style-name="P1"><text:span text:style-name="T6">Simple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4.13cm" svg:height="3.175cm" svg:x="1.905cm" svg:y="16.21cm">
          <text:p text:style-name="P1"><text:span text:style-name="T5">ConvexSpatialPolygon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985cm" svg:height="1.27cm" svg:x="2.54cm" svg:y="17.48cm">
          <text:p text:style-name="P1"><text:span text:style-name="T6">ConvexSpatialPolyg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5.715cm" svg:height="1.27cm" svg:x="8.255cm" svg:y="3.51cm">
          <text:p text:style-name="P1"><text:span text:style-name="T6">Spati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5.715cm" svg:height="1.27cm" svg:x="10.16cm" svg:y="17.48cm">
          <text:p text:style-name="P1"><text:span text:style-name="T6">Spati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8.255cm" svg:height="3.175cm" svg:x="14.605cm" svg:y="1.57cm">
          <text:p text:style-name="P1"><text:span text:style-name="T6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6.985cm" svg:height="1.27cm" svg:x="15.24cm" svg:y="2.84cm">
          <text:p text:style-name="P1"><text:span text:style-name="T15">SpatialProximityVarOH</text:span></text:p>
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0" draw:layer="layout" svg:width="0.635cm" svg:height="0.635cm" svg:x="26.57cm" svg:y="0.435cm">
          <text:p text:style-name="P1"><text:span text:style-name="T1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635cm" svg:height="0.635cm" svg:x="25.3cm" svg:y="16.31cm">
          <text:p text:style-name="P1"><text:span text:style-name="T11">8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635cm" svg:height="0.635cm" svg:x="25.935cm" svg:y="5.515cm">
          <text:p text:style-name="P1"><text:span text:style-name="T11">8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4" draw:text-style-name="P15" draw:layer="layout" svg:width="24.765cm" svg:height="14.605cm" svg:x="1.27cm" svg:y="3.175cm">
          <text:p text:style-name="P1"><text:span text:style-name="T21">SpatioTemporalPolyg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3.97cm" svg:height="8.89cm" svg:x="2.54cm" svg:y="6.35cm">
          <text:p text:style-name="P1"><text:span text:style-name="T13">AllenInterv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5.08cm" svg:height="1.905cm" svg:x="3.81cm" svg:y="8.89cm">
          <text:p text:style-name="P1"><text:span text:style-name="T13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7.62cm" svg:height="1.905cm" svg:x="17.145cm" svg:y="9.525cm">
          <text:p text:style-name="P1"><text:span text:style-name="T21">ConvexSpatialPolyg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5.08cm" svg:height="1.905cm" svg:x="10.16cm" svg:y="8.89cm">
          <text:p text:style-name="P1"><text:span text:style-name="T13">TimePo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8.255cm" svg:height="1.905cm" svg:x="5.08cm" svg:y="11.43cm">
          <text:p text:style-name="P1"><text:span text:style-name="T13">SimpleDistanc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0" draw:text-style-name="P14" draw:layer="layout" svg:width="22.219cm" svg:height="3.095cm" svg:x="0.637cm" svg:y="0.718cm">
          <draw:text-box>
            <text:p><text:span text:style-name="T16">Decision variable:</text:span><text:span text:style-name="T13"> </text:span><text:span text:style-name="T17">“a complex operation which needs to be achieved”</text:span></text:p>
            <text:p><text:span text:style-name="T18">Domain:</text:span><text:span text:style-name="T19"> </text:span><text:span text:style-name="T20">“temporal and resource requirements for the operation”</text:span></text:p>
            <text:p><text:span text:style-name="T18">Constraint:</text:span><text:span text:style-name="T17"> “operators partially achieving the requirements”</text:span></text:p>
            <text:p><text:span text:style-name="T18">Problem:</text:span><text:span text:style-name="T17"> Configuration planning with time and resources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34" draw:text-style-name="P11" draw:layer="layout" svg:width="26.67cm" svg:height="20.32cm" svg:x="0.635cm" svg:y="0.335cm">
          <text:p text:style-name="P1"><text:span text:style-name="T5">ConfigurationPla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5.08cm" svg:height="1.315cm" svg:x="1.27cm" svg:y="1.56cm">
          <text:p text:style-name="P1"><text:span text:style-name="T14">Meta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6.35cm" svg:height="1.27cm" svg:x="12.7cm" svg:y="1.57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6.985cm" svg:height="1.27cm" svg:x="19.685cm" svg:y="1.57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5.08cm" svg:height="1.27cm" svg:x="6.985cm" svg:y="1.57cm">
          <text:p text:style-name="P1"><text:span text:style-name="T6">Planning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1" draw:layer="layout" svg:width="25.4cm" svg:height="16.51cm" svg:x="1.27cm" svg:y="3.51cm">
          <text:p text:style-name="P1"><text:span text:style-name="T5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5.08cm" svg:height="1.315cm" svg:x="1.905cm" svg:y="4.735cm">
          <text:p text:style-name="P1"><text:span text:style-name="T14">Meta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6.35cm" svg:height="1.27cm" svg:x="1.905cm" svg:y="6.65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6.985cm" svg:height="1.27cm" svg:x="8.89cm" svg:y="6.6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4.13cm" svg:height="10.795cm" svg:x="1.905cm" svg:y="8.59cm">
          <text:p text:style-name="P1"><text:span text:style-name="T5">ActivityNetworkSol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08cm" svg:height="1.27cm" svg:x="2.54cm" svg:y="9.86cm">
          <text:p text:style-name="P1"><text:span text:style-name="T6">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6.35cm" svg:height="1.27cm" svg:x="8.255cm" svg:y="9.86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2.86cm" svg:height="5.08cm" svg:x="2.54cm" svg:y="11.765cm">
          <text:p text:style-name="P1"><text:span text:style-name="T5">AllenIntervalNetworkSol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.08cm" svg:height="1.27cm" svg:x="3.175cm" svg:y="13.035cm">
          <text:p text:style-name="P1"><text:span text:style-name="T6">AllenInterv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6.35cm" svg:height="1.27cm" svg:x="8.89cm" svg:y="13.035cm">
          <text:p text:style-name="P1"><text:span text:style-name="T6">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1.59cm" svg:height="1.27cm" svg:x="3.175cm" svg:y="14.94cm">
          <text:p text:style-name="P1"><text:span text:style-name="T5">APSPSolver …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2.86cm" svg:height="1.27cm" svg:x="2.54cm" svg:y="17.48cm">
          <text:p text:style-name="P1"><text:span text:style-name="T5">SymbolicVariableConstraintSolver …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6.985cm" svg:height="1.27cm" svg:x="15.241cm" svg:y="9.86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9.525cm" svg:height="3.175cm" svg:x="16.51cm" svg:y="4.78cm">
          <text:p text:style-name="P1"><text:span text:style-name="T6">ReusableR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81cm" svg:height="1.27cm" svg:x="17.145cm" svg:y="6.05cm">
          <text:p text:style-name="P1"><text:span text:style-name="T15">flexVarOH</text:span></text:p>
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9" draw:text-style-name="P13" draw:layer="layout" svg:width="3.81cm" svg:height="1.27cm" svg:x="21.59cm" svg:y="6.05cm">
          <text:p text:style-name="P1"><text:span text:style-name="T15">flexValOH</text:span></text:p>
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0" draw:layer="layout" svg:width="0.635cm" svg:height="0.635cm" svg:x="26.57cm" svg:y="0.435cm">
          <text:p text:style-name="P1"><text:span text:style-name="T1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g>
          <draw:custom-shape draw:style-name="gr9" draw:text-style-name="P3" xml:id="id66" draw:id="id66" draw:layer="layout" svg:width="1.129cm" svg:height="1.129cm" svg:x="12.855cm" svg:y="5.92cm">
            <text:p text:style-name="P1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65" draw:id="id65" draw:layer="layout" svg:width="1.129cm" svg:height="1.129cm" svg:x="13.984cm" svg:y="8.178cm">
            <text:p text:style-name="P1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67" draw:id="id67" draw:layer="layout" svg:width="1.129cm" svg:height="1.128cm" svg:x="13.984cm" svg:y="10.436cm">
            <text:p text:style-name="P1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68" draw:id="id68" draw:layer="layout" svg:width="1.129cm" svg:height="1.129cm" svg:x="11.726cm" svg:y="8.178cm">
            <text:p text:style-name="P1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72" draw:id="id72" draw:layer="layout" svg:width="1.128cm" svg:height="1.129cm" svg:x="18.711cm" svg:y="5.92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8.178cm" svg:x2="13.819cm" svg:y2="6.884cm" draw:start-shape="id65" draw:start-glue-point="4" draw:end-shape="id66" draw:end-glue-point="9" svg:d="m14548 8178-729-1294">
            <text:p/>
          </draw:connector>
          <draw:connector draw:style-name="gr10" draw:text-style-name="P4" draw:layer="layout" draw:type="line" svg:x1="14.548cm" svg:y1="10.436cm" svg:x2="14.548cm" svg:y2="9.307cm" draw:start-shape="id67" draw:start-glue-point="4" draw:end-shape="id65" draw:end-glue-point="8" svg:d="m14548 10436v-1129">
            <text:p/>
          </draw:connector>
          <draw:connector draw:style-name="gr10" draw:text-style-name="P4" draw:layer="layout" draw:type="line" svg:x1="12.29cm" svg:y1="8.178cm" svg:x2="13.02cm" svg:y2="6.884cm" draw:start-shape="id68" draw:start-glue-point="4" draw:end-shape="id66" draw:end-glue-point="7" svg:d="m12290 8178 730-1294">
            <text:p/>
          </draw:connector>
          <draw:custom-shape draw:style-name="gr9" draw:text-style-name="P3" xml:id="id69" draw:id="id69" draw:layer="layout" svg:width="1.129cm" svg:height="1.128cm" svg:x="11.726cm" svg:y="10.436cm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2.29cm" svg:y1="10.436cm" svg:x2="12.29cm" svg:y2="9.307cm" draw:start-shape="id69" draw:start-glue-point="4" draw:end-shape="id68" draw:end-glue-point="8" svg:d="m12290 10436v-1129">
            <text:p/>
          </draw:connector>
          <draw:custom-shape draw:style-name="gr9" draw:text-style-name="P3" xml:id="id70" draw:id="id70" draw:layer="layout" svg:width="1.129cm" svg:height="1.129cm" svg:x="13.984cm" svg:y="12.693cm">
            <text:p text:style-name="P1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12.693cm" svg:x2="14.548cm" svg:y2="11.564cm" draw:start-shape="id70" draw:start-glue-point="4" draw:end-shape="id67" draw:end-glue-point="8" svg:d="m14548 12693v-1129">
            <text:p/>
          </draw:connector>
          <draw:custom-shape draw:style-name="gr9" draw:text-style-name="P3" xml:id="id75" draw:id="id75" draw:layer="layout" svg:width="1.128cm" svg:height="1.129cm" svg:x="16.242cm" svg:y="12.693cm">
            <text:p text:style-name="P1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71" draw:id="id71" draw:layer="layout" svg:width="1.129cm" svg:height="1.129cm" svg:x="13.984cm" svg:y="14.951cm">
            <text:p text:style-name="P1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4.548cm" svg:y1="14.951cm" svg:x2="14.548cm" svg:y2="13.822cm" draw:start-shape="id71" draw:start-glue-point="4" draw:end-shape="id70" draw:end-glue-point="8" svg:d="m14548 14951v-1129">
            <text:p/>
          </draw:connector>
          <draw:connector draw:style-name="gr10" draw:text-style-name="P4" draw:layer="layout" draw:type="line" svg:x1="14.948cm" svg:y1="10.601cm" svg:x2="18.876cm" svg:y2="6.884cm" draw:start-shape="id67" draw:start-glue-point="11" draw:end-shape="id72" draw:end-glue-point="7" svg:d="m14948 10601 3928-3717">
            <text:p/>
          </draw:connector>
          <draw:custom-shape draw:style-name="gr9" draw:text-style-name="P3" xml:id="id74" draw:id="id74" draw:layer="layout" svg:width="1.128cm" svg:height="1.129cm" svg:x="21.251cm" svg:y="5.92cm">
            <text:p text:style-name="P1"><text:span text:style-name="T2">8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73" draw:id="id73" draw:layer="layout" svg:width="1.128cm" svg:height="1.129cm" svg:x="16.242cm" svg:y="10.435cm">
            <text:p text:style-name="P1"><text:span text:style-name="T2">8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16.407cm" svg:y1="10.6cm" svg:x2="14.948cm" svg:y2="9.142cm" draw:start-shape="id73" draw:start-glue-point="5" draw:end-shape="id65" draw:end-glue-point="9" svg:d="m16407 10600-1459-1458">
            <text:p/>
          </draw:connector>
          <draw:connector draw:style-name="gr10" draw:text-style-name="P4" draw:layer="layout" draw:type="line" svg:x1="17.205cm" svg:y1="10.6cm" svg:x2="21.416cm" svg:y2="6.884cm" draw:start-shape="id73" draw:start-glue-point="11" draw:end-shape="id74" draw:end-glue-point="7" svg:d="m17205 10600 4211-3716">
            <text:p/>
          </draw:connector>
          <draw:connector draw:style-name="gr10" draw:text-style-name="P4" draw:layer="layout" draw:type="line" svg:x1="16.806cm" svg:y1="12.693cm" svg:x2="16.806cm" svg:y2="11.564cm" draw:start-shape="id75" draw:start-glue-point="4" draw:end-shape="id73" draw:end-glue-point="8" svg:d="m16806 12693v-1129">
            <text:p/>
          </draw:connector>
          <draw:polygon draw:style-name="gr1" draw:text-style-name="P1" draw:layer="layout" svg:width="11.269cm" svg:height="11.429cm" svg:x="6.806cm" svg:y="5.285cm" svg:viewBox="0 0 11270 11430" draw:points="1745,0 0,2291 0,6151 4285,11430 9744,11430 11270,9726 11270,4445 7460,0">
            <text:p/>
          </draw:polygon>
          <draw:g>
            <draw:path draw:style-name="gr2" draw:text-style-name="P1" draw:layer="layout" svg:width="6.727cm" svg:height="9.524cm" svg:x="15.931cm" svg:y="4.65cm" svg:viewBox="0 0 6728 9525" svg:d="m5778 10c1447-10 810 2457 810 2457l-4887 4373v2685h-1701v-3574l4552-4051 31-1900z">
              <text:p/>
            </draw:path>
            <draw:frame draw:style-name="gr3" draw:text-style-name="P2" draw:layer="layout" svg:width="1.848cm" svg:height="0.725cm" svg:x="20.514cm" svg:y="4.65cm">
              <draw:text-box>
                <text:p><text:span text:style-name="T1">spatial</text:span></text:p>
              </draw:text-box>
            </draw:frame>
          </draw:g>
          <draw:g>
            <draw:path draw:style-name="gr4" draw:text-style-name="P1" draw:layer="layout" svg:width="14.679cm" svg:height="12.064cm" svg:x="5.834cm" svg:y="4.65cm" svg:viewBox="0 0 14680 12065" svg:d="m14147 0c635 0 648 1711 324 2089l-4769 4261v5715h-1905v-6350l4445-3869v-1211h-9525l-1745 2291-972-837v-2089z">
              <text:p/>
            </draw:path>
            <draw:frame draw:style-name="gr3" draw:text-style-name="P2" draw:layer="layout" svg:width="2.344cm" svg:height="0.725cm" svg:x="5.834cm" svg:y="4.65cm">
              <draw:text-box>
                <text:p><text:span text:style-name="T1">symbolic</text:span></text:p>
              </draw:text-box>
            </draw:frame>
          </draw:g>
          <draw:g>
            <draw:custom-shape draw:style-name="gr5" draw:text-style-name="P1" draw:layer="layout" svg:width="6.35cm" svg:height="2.244cm" svg:x="9.186cm" svg:y="12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.534cm" svg:height="0.725cm" draw:transform="rotate (1.5707963267946) translate (9.186cm 14.433cm)">
              <draw:text-box>
                <text:p><text:span text:style-name="T1">resource</text:span></text:p>
              </draw:text-box>
            </draw:frame>
          </draw:g>
          <draw:g>
            <draw:custom-shape draw:style-name="gr7" draw:text-style-name="P1" draw:layer="layout" svg:width="6.35cm" svg:height="2.282cm" svg:x="9.186cm" svg:y="14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2" draw:layer="layout" svg:width="2.437cm" svg:height="0.725cm" draw:transform="rotate (1.5707963267946) translate (9.186cm 16.715cm)">
              <draw:text-box>
                <text:p><text:span text:style-name="T1">causal</text:span></text:p>
              </draw:text-box>
            </draw:frame>
          </draw:g>
          <draw:custom-shape draw:style-name="gr9" draw:text-style-name="P3" xml:id="id77" draw:id="id77" draw:layer="layout" svg:width="1.129cm" svg:height="1.129cm" svg:x="6.081cm" svg:y="5.92cm">
            <text:p text:style-name="P1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76" draw:id="id76" draw:layer="layout" svg:width="1.129cm" svg:height="1.129cm" svg:x="7.21cm" svg:y="8.178cm">
            <text:p text:style-name="P1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78" draw:id="id78" draw:layer="layout" svg:width="1.129cm" svg:height="1.129cm" svg:x="8.339cm" svg:y="5.92cm">
            <text:p text:style-name="P1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7.774cm" svg:y1="8.178cm" svg:x2="7.045cm" svg:y2="6.884cm" draw:start-shape="id76" draw:start-glue-point="4" draw:end-shape="id77" draw:end-glue-point="9" svg:d="m7774 8178-729-1294">
            <text:p/>
          </draw:connector>
          <draw:connector draw:style-name="gr10" draw:text-style-name="P4" draw:layer="layout" draw:type="line" svg:x1="7.774cm" svg:y1="8.178cm" svg:x2="8.504cm" svg:y2="6.884cm" draw:start-shape="id76" draw:start-glue-point="4" draw:end-shape="id78" draw:end-glue-point="7" svg:d="m7774 8178 730-1294">
            <text:p/>
          </draw:connector>
          <draw:custom-shape draw:style-name="gr9" draw:text-style-name="P5" xml:id="id79" draw:id="id79" draw:layer="layout" svg:width="1.129cm" svg:height="1.128cm" svg:x="7.21cm" svg:y="10.436cm">
            <text:p text:style-name="P1"><text:span text:style-name="T3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4" draw:layer="layout" draw:type="line" svg:x1="7.774cm" svg:y1="10.436cm" svg:x2="7.774cm" svg:y2="9.307cm" draw:start-shape="id79" draw:start-glue-point="4" draw:end-shape="id76" draw:end-glue-point="8" svg:d="m7774 10436v-1129">
            <text:p/>
          </draw:connector>
          <draw:custom-shape draw:style-name="gr9" draw:text-style-name="P6" xml:id="id80" draw:id="id80" draw:layer="layout" svg:width="1.129cm" svg:height="1.129cm" svg:x="10.597cm" svg:y="5.92cm">
            <text:p text:style-name="P1"><text:span text:style-name="T4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7" draw:layer="layout" draw:type="line" svg:x1="8.174cm" svg:y1="10.601cm" svg:x2="10.762cm" svg:y2="6.884cm" draw:start-shape="id79" draw:start-glue-point="11" draw:end-shape="id80" draw:end-glue-point="7" svg:d="m8174 10601 2588-3717">
            <text:p/>
          </draw:connector>
          <draw:frame draw:style-name="gr3" draw:text-style-name="P2" draw:layer="layout" svg:width="2.293cm" svg:height="0.725cm" svg:x="9.186cm" svg:y="9.73cm">
            <draw:text-box>
              <text:p><text:span text:style-name="T1">temporal</text:span></text:p>
            </draw:text-box>
          </draw:frame>
        </draw:g>
        <presentation:notes draw:style-name="dp2">
          <draw:page-thumbnail draw:style-name="gr12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13" draw:text-style-name="P9" draw:layer="layout" svg:width="22.225cm" svg:height="3.175cm" svg:x="2.54cm" svg:y="8.89cm">
          <text:p text:style-name="P1"><text:span text:style-name="T5">FuzzySymbolicVariableConstraint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62cm" svg:height="1.27cm" svg:x="3.175cm" svg:y="10.16cm">
          <text:p text:style-name="P1"><text:span text:style-name="T6">FuzzySymbolic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11.43cm" svg:y="10.16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4" draw:layer="layout" svg:width="24.471cm" svg:height="3.095cm" svg:x="0.638cm" svg:y="0.719cm">
          <draw:text-box>
            <text:p><text:span text:style-name="T16">Decision variable:</text:span><text:span text:style-name="T22"> </text:span><text:span text:style-name="T20">a state variable</text:span></text:p>
            <text:p><text:span text:style-name="T9">Domain:</text:span><text:span text:style-name="T10"> </text:span><text:span text:style-name="T12">finite set of symbols</text:span></text:p>
            <text:p><text:span text:style-name="T9">Constraint:</text:span><text:span text:style-name="T8"> relations among symbols (e.g., EQUALS and DIFFERENT)</text:span></text:p>
            <text:p><text:span text:style-name="T9">Problem:</text:span><text:span text:style-name="T8"> find the assignment of symbols that is “most possible” given the constraints</text:span></text:p>
          </draw:text-box>
        </draw:frame>
        <draw:custom-shape draw:style-name="gr9" draw:text-style-name="P10" draw:layer="layout" svg:width="0.635cm" svg:height="0.635cm" svg:x="24.03cm" svg:y="8.99cm">
          <text:p text:style-name="P1"><text:span text:style-name="T1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13" draw:text-style-name="P11" draw:layer="layout" svg:width="22.225cm" svg:height="3.175cm" svg:x="2.54cm" svg:y="8.89cm">
          <text:p text:style-name="P1"><text:span text:style-name="T5">FuzzyAllenIntervalNetwork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35cm" svg:height="1.27cm" svg:x="3.175cm" svg:y="10.16cm">
          <text:p text:style-name="P1"><text:span text:style-name="T6">SimpleAllenInterv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8.89cm" svg:height="1.27cm" svg:x="10.16cm" svg:y="10.16cm">
          <text:p text:style-name="P1"><text:span text:style-name="T6">Fuzzy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4" draw:layer="layout" svg:width="22.219cm" svg:height="3.095cm" svg:x="0.639cm" svg:y="0.72cm">
          <draw:text-box>
            <text:p><text:span text:style-name="T16">Decision variable:</text:span><text:span text:style-name="T13"> a </text:span><text:span text:style-name="T17">temporal interval</text:span></text:p>
            <text:p><text:span text:style-name="T18">Domain:</text:span><text:span text:style-name="T19"> </text:span><text:span text:style-name="T20">start/end times of the interval</text:span></text:p>
            <text:p><text:span text:style-name="T18">Constraint:</text:span><text:span text:style-name="T17"> disjunction of Allen's relations</text:span></text:p>
            <text:p><text:span text:style-name="T18">Problem:</text:span><text:span text:style-name="T17"> find the assignment that is “most possible” given the constraints</text:span></text:p>
          </draw:text-box>
        </draw:frame>
        <draw:custom-shape draw:style-name="gr9" draw:text-style-name="P10" draw:layer="layout" svg:width="0.635cm" svg:height="0.635cm" svg:x="24.03cm" svg:y="8.99cm">
          <text:p text:style-name="P1"><text:span text:style-name="T1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17" draw:text-style-name="P11" draw:layer="layout" svg:width="23.495cm" svg:height="10.795cm" svg:x="1.905cm" svg:y="7.48cm">
          <text:p text:style-name="P1"><text:span text:style-name="T5">FuzzyActivityNetworkSol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5.08cm" svg:height="1.27cm" svg:x="2.54cm" svg:y="8.75cm">
          <text:p text:style-name="P1"><text:span text:style-name="T6">Fuzzy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8.255cm" svg:height="1.27cm" svg:x="8.255cm" svg:y="8.75cm">
          <text:p text:style-name="P1"><text:span text:style-name="T6">Fuzzy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7.62cm" svg:height="1.27cm" svg:x="17.145cm" svg:y="8.7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2.225cm" svg:height="3.175cm" svg:x="2.54cm" svg:y="10.655cm">
          <text:p text:style-name="P1"><text:span text:style-name="T5">FuzzyAllenIntervalNetwork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35cm" svg:height="1.27cm" svg:x="3.175cm" svg:y="11.925cm">
          <text:p text:style-name="P1"><text:span text:style-name="T6">SimpleAllenInterv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8.89cm" svg:height="1.27cm" svg:x="10.16cm" svg:y="11.925cm">
          <text:p text:style-name="P1"><text:span text:style-name="T6">Fuzzy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2.225cm" svg:height="3.175cm" svg:x="2.54cm" svg:y="14.465cm">
          <text:p text:style-name="P1"><text:span text:style-name="T5">FuzzySymbolicVariableConstraint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62cm" svg:height="1.27cm" svg:x="3.175cm" svg:y="15.735cm">
          <text:p text:style-name="P1"><text:span text:style-name="T6">FuzzySymbolic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11.43cm" svg:y="15.73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635cm" svg:height="0.635cm" svg:x="24.665cm" svg:y="7.58cm">
          <text:p text:style-name="P1"><text:span text:style-name="T1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2.672cm" svg:height="4.517cm" svg:x="0.639cm" svg:y="0.718cm">
          <draw:text-box>
            <text:p><text:span text:style-name="T7">Decision variable:</text:span> <text:span text:style-name="T8">an activity (state of a state variable in time)</text:span></text:p>
            <text:p><text:span text:style-name="T9">Domain:</text:span><text:span text:style-name="T10"> </text:span><text:span text:style-name="T12">a temporal interval and a symbol</text:span></text:p>
            <text:p><text:span text:style-name="T9">Constraint:</text:span><text:span text:style-name="T8"> disjunctions of Allen's relations</text:span></text:p>
            <text:p><text:span text:style-name="T9">Constraint:</text:span><text:span text:style-name="T8"> relations among symbols (e.g., EQUALS and DIFFERENT)</text:span></text:p>
            <text:p><text:span text:style-name="T9">Problem:</text:span><text:span text:style-name="T8"> find the “most possible” combinations of symbols and start/end times</text:span></text:p>
            <text:p><text:span text:style-name="T8"><text:s text:c="16"/></text:span><text:span text:style-name="T8">given the constraints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36" draw:text-style-name="P4" draw:layer="layout" svg:width="17.144cm" svg:height="6.985cm" svg:x="5.081cm" svg:y="6.985cm">
          <text:p text:style-name="P1"><text:span text:style-name="T13">Fuzzy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7.62cm" svg:height="1.905cm" svg:x="13.335cm" svg:y="10.16cm">
          <text:p text:style-name="P1"><text:span text:style-name="T13">FuzzySymbolic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6.35cm" svg:height="1.905cm" svg:x="6.35cm" svg:y="10.16cm">
          <text:p text:style-name="P1"><text:span text:style-name="T13">SimpleAllenInterv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21" draw:text-style-name="P11" draw:layer="layout" svg:width="26.035cm" svg:height="16.555cm" svg:x="1.07cm" svg:y="4.24cm">
          <text:p text:style-name="P1"><text:span text:style-name="T5">FuzzyActivityMeta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5.08cm" svg:height="1.315cm" svg:x="1.705cm" svg:y="5.51cm">
          <text:p text:style-name="P1"><text:span text:style-name="T14">Meta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8.255cm" svg:height="1.27cm" svg:x="1.67cm" svg:y="7.415cm">
          <text:p text:style-name="P1"><text:span text:style-name="T6">Fuzzy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7.62cm" svg:height="1.27cm" svg:x="10.56cm" svg:y="7.41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4.765cm" svg:height="10.795cm" svg:x="1.705cm" svg:y="9.365cm">
          <text:p text:style-name="P1"><text:span text:style-name="T5">FuzzyActivityNetworkSol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5.08cm" svg:height="1.27cm" svg:x="2.34cm" svg:y="10.635cm">
          <text:p text:style-name="P1"><text:span text:style-name="T6">Fuzzy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8.255cm" svg:height="1.27cm" svg:x="8.055cm" svg:y="10.635cm">
          <text:p text:style-name="P1"><text:span text:style-name="T6">Fuzzy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7.62cm" svg:height="1.27cm" svg:x="16.945cm" svg:y="10.63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3.495cm" svg:height="3.175cm" svg:x="2.34cm" svg:y="12.54cm">
          <text:p text:style-name="P1"><text:span text:style-name="T5">FuzzyAllenIntervalNetwork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35cm" svg:height="1.27cm" svg:x="2.975cm" svg:y="13.81cm">
          <text:p text:style-name="P1"><text:span text:style-name="T6">SimpleAllenInterv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8.89cm" svg:height="1.27cm" svg:x="9.96cm" svg:y="13.81cm">
          <text:p text:style-name="P1"><text:span text:style-name="T6">Fuzzy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3.495cm" svg:height="3.175cm" svg:x="2.34cm" svg:y="16.35cm">
          <text:p text:style-name="P1"><text:span text:style-name="T5">FuzzySymbolicVariableConstraint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62cm" svg:height="1.27cm" svg:x="2.975cm" svg:y="17.62cm">
          <text:p text:style-name="P1"><text:span text:style-name="T6">FuzzySymbolic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11.23cm" svg:y="17.62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4" draw:layer="layout" svg:width="22.219cm" svg:height="3.095cm" svg:x="0.64cm" svg:y="0.722cm">
          <draw:text-box>
            <text:p><text:span text:style-name="T16">Decision variable:</text:span><text:span text:style-name="T13"> </text:span><text:span text:style-name="T17">“hypothesis on the behavior of a monitored person”</text:span></text:p>
            <text:p><text:span text:style-name="T18">Domain:</text:span><text:span text:style-name="T19"> “</text:span><text:span text:style-name="T20">possible sensory evidence of the behavior”</text:span></text:p>
            <text:p><text:span text:style-name="T18">Constraint:</text:span><text:span text:style-name="T17"> “temporal and value requirements in support of hypotheses”</text:span></text:p>
            <text:p><text:span text:style-name="T18">Problem:</text:span><text:span text:style-name="T17"> “find the most possible context of the monitored person”</text:span></text:p>
          </draw:text-box>
        </draw:frame>
        <draw:g>
          <draw:custom-shape draw:style-name="gr27" draw:text-style-name="P9" draw:layer="layout" svg:width="6.35cm" svg:height="3.175cm" svg:x="18.845cm" svg:y="5.55cm">
            <text:p text:style-name="P1"><text:span text:style-name="T6">FuzzyActivityDoma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3" draw:layer="layout" svg:width="1.905cm" svg:height="1.27cm" svg:x="19.78cm" svg:y="6.82cm">
            <text:p text:style-name="P1"><text:span text:style-name="T15">?</text:span></text:p>
  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9" draw:text-style-name="P13" draw:layer="layout" svg:width="1.905cm" svg:height="1.27cm" svg:x="22.22cm" svg:y="6.82cm">
            <text:p text:style-name="P1"><text:span text:style-name="T15">?</text:span></text:p>
  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12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21" draw:text-style-name="P11" draw:layer="layout" svg:width="26.035cm" svg:height="20.16cm" svg:x="1.07cm" svg:y="0.44cm">
          <text:p text:style-name="P1"><text:span text:style-name="T5">FuzzyActivityMeta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5.08cm" svg:height="1.315cm" svg:x="1.705cm" svg:y="1.71cm">
          <text:p text:style-name="P1"><text:span text:style-name="T14">Meta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8.255cm" svg:height="1.27cm" svg:x="1.697cm" svg:y="3.615cm">
          <text:p text:style-name="P1"><text:span text:style-name="T6">Fuzzy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7.62cm" svg:height="1.27cm" svg:x="10.587cm" svg:y="3.61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4.765cm" svg:height="10.795cm" svg:x="1.705cm" svg:y="5.565cm">
          <text:p text:style-name="P1"><text:span text:style-name="T5">FuzzyActivityNetworkSol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5.08cm" svg:height="1.27cm" svg:x="2.34cm" svg:y="6.835cm">
          <text:p text:style-name="P1"><text:span text:style-name="T6">Fuzzy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8.255cm" svg:height="1.27cm" svg:x="8.055cm" svg:y="6.835cm">
          <text:p text:style-name="P1"><text:span text:style-name="T6">Fuzzy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7.62cm" svg:height="1.27cm" svg:x="16.945cm" svg:y="6.835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3.495cm" svg:height="3.175cm" svg:x="2.34cm" svg:y="8.74cm">
          <text:p text:style-name="P1"><text:span text:style-name="T5">FuzzyAllenIntervalNetwork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.35cm" svg:height="1.27cm" svg:x="2.975cm" svg:y="10.01cm">
          <text:p text:style-name="P1"><text:span text:style-name="T6">SimpleAllenInterv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8.89cm" svg:height="1.27cm" svg:x="9.96cm" svg:y="10.01cm">
          <text:p text:style-name="P1"><text:span text:style-name="T6">FuzzyAllenInterval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3.495cm" svg:height="3.175cm" svg:x="2.34cm" svg:y="12.55cm">
          <text:p text:style-name="P1"><text:span text:style-name="T5">FuzzySymbolicVariableConstraintSol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7.62cm" svg:height="1.27cm" svg:x="2.975cm" svg:y="13.82cm">
          <text:p text:style-name="P1"><text:span text:style-name="T6">FuzzySymbolic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7.62cm" svg:height="1.27cm" svg:x="11.23cm" svg:y="13.82cm">
          <text:p text:style-name="P1"><text:span text:style-name="T6">SymbolicValue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4.794cm" svg:height="3.175cm" svg:x="1.705cm" svg:y="16.851cm">
          <text:p text:style-name="P1"><text:span text:style-name="T5">DLReaso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62cm" svg:height="1.27cm" svg:x="2.376cm" svg:y="18.121cm">
          <text:p text:style-name="P1"><text:span text:style-name="T23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7.62cm" svg:height="1.27cm" svg:x="10.631cm" svg:y="18.121cm">
          <text:p text:style-name="P1"><text:span text:style-name="T23">SWRL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0.635cm" svg:height="0.635cm" svg:x="26.37cm" svg:y="0.54cm">
          <text:p text:style-name="P1"><text:span text:style-name="T2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draw:layer="layout" svg:width="0.635cm" svg:height="0.635cm" svg:x="25.764cm" svg:y="16.951cm">
          <text:p text:style-name="P1"><text:span text:style-name="T2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9" draw:layer="layout" svg:width="6.35cm" svg:height="3.175cm" svg:x="18.807cm" svg:y="1.716cm">
            <text:p text:style-name="P1"><text:span text:style-name="T6">FuzzyActivityDoma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3" draw:layer="layout" svg:width="1.905cm" svg:height="1.27cm" svg:x="19.742cm" svg:y="2.986cm">
            <text:p text:style-name="P1"><text:span text:style-name="T15">?</text:span></text:p>
  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9" draw:text-style-name="P13" draw:layer="layout" svg:width="1.905cm" svg:height="1.27cm" svg:x="22.182cm" svg:y="2.986cm">
            <text:p text:style-name="P1"><text:span text:style-name="T15">?</text:span></text:p>
            <draw:enhanced-geometry svg:viewBox="0 0 21600 21600" draw:glue-points="10800 0 0 10800 10800 21600 21600 10800" draw:text-areas="?f3 ?f3 ?f4 ?f4" draw:type="hexagon" draw:modifiers="1556.68604651163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12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894cm" svg:x="20.075cm" svg:y="19.685cm" presentation:class="page-number">
        <draw:text-box>
          <text:p text:style-name="MP2"><text:span text:style-name="MT1">(c) 2012 F. Pecora et al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ederico Pecora</meta:initial-creator>
    <meta:creation-date>2012-04-14T13:48:05</meta:creation-date>
    <meta:editing-duration>PT14H19M15S</meta:editing-duration>
    <meta:editing-cycles>76</meta:editing-cycles>
    <dc:date>2012-04-19T12:25:51</dc:date>
    <dc:creator>Federico Pecora</dc:creator>
    <meta:generator>LibreOffice/3.3$Linux LibreOffice_project/330m19$Build-401</meta:generator>
    <meta:document-statistic meta:object-count="506"/>
  </office:meta>
</office:document-meta>
</file>

<file path=Object 1/content.xml><?xml version="1.0" encoding="utf-8"?>
<math xmlns="http://www.w3.org/1998/Math/MathML">
  <semantics>
    <mrow>
      <mo stretchy="false">{</mo>
      <mrow>
        <mrow>
          <mrow>
            <mo stretchy="false">[</mo>
            <mrow>
              <msub>
                <mi>l</mi>
                <mn>1,</mn>
              </msub>
              <msub>
                <mi>u</mi>
                <mn>1</mn>
              </msub>
            </mrow>
            <mo stretchy="false">]</mo>
          </mrow>
          <mo stretchy="false">∨</mo>
          <mo stretchy="false">…</mo>
        </mrow>
        <mo stretchy="false">∨</mo>
        <mrow>
          <mo stretchy="false">[</mo>
          <mrow>
            <msub>
              <mi>l</mi>
              <mi>n</mi>
            </msub>
            <mi>,</mi>
            <msub>
              <mi>u</mi>
              <mi>n</mi>
            </msub>
          </mrow>
          <mo stretchy="false">]</mo>
        </mrow>
      </mrow>
      <mo stretchy="false">}</mo>
    </mrow>
    <annotation encoding="StarMath 5.0">lbrace [l_1,u_1] or dotslow or [l_n,u_n] rbrace</annotation>
  </semantics>
</math>
</file>

<file path=Object 2/content.xml><?xml version="1.0" encoding="utf-8"?>
<math xmlns="http://www.w3.org/1998/Math/MathML">
  <semantics>
    <mrow>
      <mo stretchy="false">[</mo>
      <mrow>
        <mi>l</mi>
        <mi>,</mi>
        <mi>u</mi>
      </mrow>
      <mo stretchy="false">]</mo>
    </mrow>
    <annotation encoding="StarMath 5.0">[l,u]</annotation>
  </semantics>
</math>
</file>